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91cm" fo:margin-left="0.018cm" fo:margin-top="0cm" fo:margin-bottom="0cm" table:align="left" style:writing-mode="lr-tb"/>
    </style:style>
    <style:style style:name="Tableau1.A" style:family="table-column">
      <style:table-column-properties style:column-width="7.999cm"/>
    </style:style>
    <style:style style:name="Tableau1.B" style:family="table-column">
      <style:table-column-properties style:column-width="7.992cm"/>
    </style:style>
    <style:style style:name="Tableau1.1" style:family="table-row">
      <style:table-row-properties style:min-row-height="1.289cm" fo:keep-together="auto"/>
    </style:style>
    <style:style style:name="Tableau1.A1" style:family="table-cell">
      <style:table-cell-properties fo:padding-left="0.183cm" fo:padding-right="0.203cm" fo:padding-top="0.088cm" fo:padding-bottom="0cm" fo:border="0.5pt solid #000000" style:writing-mode="lr-tb"/>
    </style:style>
    <style:style style:name="Tableau1.4" style:family="table-row">
      <style:table-row-properties style:min-row-height="0.815cm" fo:keep-together="auto"/>
    </style:style>
    <style:style style:name="Tableau1.A4" style:family="table-cell">
      <style:table-cell-properties fo:padding-left="0.18cm" fo:padding-right="0.199cm" fo:padding-top="0cm" fo:padding-bottom="0cm" fo:border-left="none" fo:border-right="none" fo:border-top="0.5pt solid #000000" fo:border-bottom="0.5pt solid #000000" style:writing-mode="lr-tb"/>
    </style:style>
    <style:style style:name="Tableau2" style:family="table">
      <style:table-properties style:width="16.087cm" fo:margin-left="0.032cm" fo:margin-top="0cm" fo:margin-bottom="0cm" table:align="left" style:writing-mode="lr-tb"/>
    </style:style>
    <style:style style:name="Tableau2.A" style:family="table-column">
      <style:table-column-properties style:column-width="1.217cm"/>
    </style:style>
    <style:style style:name="Tableau2.B" style:family="table-column">
      <style:table-column-properties style:column-width="6.502cm"/>
    </style:style>
    <style:style style:name="Tableau2.C" style:family="table-column">
      <style:table-column-properties style:column-width="1.002cm"/>
    </style:style>
    <style:style style:name="Tableau2.D" style:family="table-column">
      <style:table-column-properties style:column-width="7.366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background-color="#d9d9d9" fo:padding-left="0.189cm" fo:padding-right="0.106cm" fo:padding-top="0.092cm" fo:padding-bottom="0cm" fo:border="0.85pt solid #000000" style:writing-mode="lr-tb">
        <style:background-image/>
      </style:table-cell-properties>
    </style:style>
    <style:style style:name="Tableau2.2" style:family="table-row">
      <style:table-row-properties style:min-row-height="1.799cm" fo:keep-together="auto"/>
    </style:style>
    <style:style style:name="Tableau2.A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1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1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1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1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2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3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4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5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6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7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8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1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1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1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19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2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B2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C2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D20" style:family="table-cell">
      <style:table-cell-properties fo:padding-left="0.189cm" fo:padding-right="0.106cm" fo:padding-top="0.092cm" fo:padding-bottom="0cm" fo:border="0.85pt solid #000000" style:writing-mode="lr-tb"/>
    </style:style>
    <style:style style:name="Tableau2.A21" style:family="table-cell">
      <style:table-cell-properties fo:padding-left="0.189cm" fo:padding-right="0.106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2.B21" style:family="table-cell">
      <style:table-cell-properties fo:padding-left="0.189cm" fo:padding-right="0.106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2.C21" style:family="table-cell">
      <style:table-cell-properties fo:padding-left="0.189cm" fo:padding-right="0.106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2.D21" style:family="table-cell">
      <style:table-cell-properties fo:padding-left="0.189cm" fo:padding-right="0.106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2.22" style:family="table-row">
      <style:table-row-properties style:min-row-height="0.6cm" fo:keep-together="auto"/>
    </style:style>
    <style:style style:name="Tableau2.A22" style:family="table-cell">
      <style:table-cell-properties fo:padding-left="0.189cm" fo:padding-right="0.106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2.C22" style:family="table-cell">
      <style:table-cell-properties fo:padding-left="0.189cm" fo:padding-right="0.106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2.D22" style:family="table-cell">
      <style:table-cell-properties fo:padding-left="0.189cm" fo:padding-right="0.106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3" style:family="table">
      <style:table-properties style:width="16.09cm" fo:margin-left="0.03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1.002cm"/>
    </style:style>
    <style:style style:name="Tableau3.D" style:family="table-column">
      <style:table-column-properties style:column-width="7.371cm"/>
    </style:style>
    <style:style style:name="Tableau3.1" style:family="table-row">
      <style:table-row-properties style:row-height="1.7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#d9d9d9" fo:padding-left="0.189cm" fo:padding-right="0.106cm" fo:padding-top="0.092cm" fo:padding-bottom="0cm" fo:border-left="0.85pt solid #000000" fo:border-right="none" fo:border-top="0.85pt solid #000000" fo:border-bottom="0.85pt solid #000000" style:writing-mode="lr-tb">
        <style:background-image/>
      </style:table-cell-properties>
    </style:style>
    <style:style style:name="Tableau3.D1" style:family="table-cell">
      <style:table-cell-properties style:vertical-align="middle" fo:background-color="#d9d9d9" fo:padding-left="0.189cm" fo:padding-right="0.106cm" fo:padding-top="0.092cm" fo:padding-bottom="0cm" fo:border="0.85pt solid #000000" style:writing-mode="lr-tb">
        <style:background-image/>
      </style:table-cell-properties>
    </style:style>
    <style:style style:name="Tableau3.A2" style:family="table-cell">
      <style:table-cell-properties style:vertical-align="" fo:background-color="transparent" fo:padding-left="0.189cm" fo:padding-right="0.106cm" fo:padding-top="0.092cm" fo:padding-bottom="0cm" fo:border-left="0.85pt solid #000000" fo:border-right="none" fo:border-top="0.85pt solid #000000" fo:border-bottom="0.85pt solid #000000" style:writing-mode="lr-tb">
        <style:background-image/>
      </style:table-cell-properties>
    </style:style>
    <style:style style:name="Tableau3.D2" style:family="table-cell">
      <style:table-cell-properties style:vertical-align="" fo:background-color="transparent" fo:padding-left="0.189cm" fo:padding-right="0.106cm" fo:padding-top="0.092cm" fo:padding-bottom="0cm" fo:border="0.85pt solid #000000" style:writing-mode="lr-tb">
        <style:background-image/>
      </style:table-cell-properties>
    </style:style>
    <style:style style:name="Tableau3.A3" style:family="table-cell">
      <style:table-cell-properties style:vertical-align="" fo:background-color="transparent" fo:padding-left="0.189cm" fo:padding-right="0.106cm" fo:padding-top="0.092cm" fo:padding-bottom="0cm" fo:border-left="0.85pt solid #000000" fo:border-right="none" fo:border-top="none" fo:border-bottom="0.85pt solid #000000" style:writing-mode="lr-tb">
        <style:background-image/>
      </style:table-cell-properties>
    </style:style>
    <style:style style:name="Tableau3.D3" style:family="table-cell">
      <style:table-cell-properties style:vertical-align="" fo:background-color="transparent" fo:padding-left="0.189cm" fo:padding-right="0.106cm" fo:padding-top="0.092cm" fo:padding-bottom="0cm" fo:border-left="0.85pt solid #000000" fo:border-right="0.85pt solid #000000" fo:border-top="none" fo:border-bottom="0.85pt solid #000000" style:writing-mode="lr-tb">
        <style:background-image/>
      </style:table-cell-properties>
    </style:style>
    <style:style style:name="Tableau3.12" style:family="table-row">
      <style:table-row-properties style:min-row-height="0.6cm" fo:background-color="transparent" fo:keep-together="auto">
        <style:background-image/>
      </style:table-row-properties>
    </style:style>
    <style:style style:name="Tableau3.A12" style:family="table-cell">
      <style:table-cell-properties style:vertical-align="" fo:background-color="transparent" fo:padding-left="0.189cm" fo:padding-right="0.106cm" fo:padding-top="0.092cm" fo:padding-bottom="0cm" fo:border-left="0.85pt solid #000000" fo:border-right="none" fo:border-top="4.35pt solid #000000" fo:border-bottom="0.85pt solid #000000" style:writing-mode="lr-tb">
        <style:background-image/>
      </style:table-cell-properties>
    </style:style>
    <style:style style:name="Tableau3.D12" style:family="table-cell">
      <style:table-cell-properties style:vertical-align="" fo:background-color="transparent" fo:padding-left="0.189cm" fo:padding-right="0.106cm" fo:padding-top="0.092cm" fo:padding-bottom="0cm" fo:border-left="0.85pt solid #000000" fo:border-right="0.85pt solid #000000" fo:border-top="4.35pt solid #000000" fo:border-bottom="0.85pt solid #000000" style:writing-mode="lr-tb">
        <style:background-image/>
      </style:table-cell-properties>
    </style:style>
    <style:style style:name="Tableau4" style:family="table">
      <style:table-properties style:width="15.967cm" fo:margin-left="0.034cm" fo:margin-top="0cm" fo:margin-bottom="0cm" table:align="left" style:writing-mode="lr-tb"/>
    </style:style>
    <style:style style:name="Tableau4.A" style:family="table-column">
      <style:table-column-properties style:column-width="0.997cm"/>
    </style:style>
    <style:style style:name="Tableau4.B" style:family="table-column">
      <style:table-column-properties style:column-width="6.468cm"/>
    </style:style>
    <style:style style:name="Tableau4.C" style:family="table-column">
      <style:table-column-properties style:column-width="1.002cm"/>
    </style:style>
    <style:style style:name="Tableau4.D" style:family="table-column">
      <style:table-column-properties style:column-width="7.5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fo:background-color="#d9d9d9" fo:padding-left="0.189cm" fo:padding-right="0.122cm" fo:padding-top="0.092cm" fo:padding-bottom="0cm" fo:border="0.85pt solid #000000" style:writing-mode="lr-tb">
        <style:background-image/>
      </style:table-cell-properties>
    </style:style>
    <style:style style:name="Tableau4.2" style:family="table-row">
      <style:table-row-properties style:min-row-height="1.935cm" fo:keep-together="auto"/>
    </style:style>
    <style:style style:name="Tableau4.A2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2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2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2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3" style:family="table-row">
      <style:table-row-properties style:min-row-height="1.931cm" fo:keep-together="auto"/>
    </style:style>
    <style:style style:name="Tableau4.A3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3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3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3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A4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4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4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4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A5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5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5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5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6" style:family="table-row">
      <style:table-row-properties style:min-row-height="1.923cm" fo:keep-together="auto"/>
    </style:style>
    <style:style style:name="Tableau4.A6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6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6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6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A7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7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7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7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A8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8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8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8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9" style:family="table-row">
      <style:table-row-properties style:min-row-height="1.799cm" fo:keep-together="auto"/>
    </style:style>
    <style:style style:name="Tableau4.A9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9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9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9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A10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B10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C10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D10" style:family="table-cell">
      <style:table-cell-properties fo:padding-left="0.189cm" fo:padding-right="0.122cm" fo:padding-top="0.092cm" fo:padding-bottom="0cm" fo:border="0.85pt solid #000000" style:writing-mode="lr-tb"/>
    </style:style>
    <style:style style:name="Tableau4.11" style:family="table-row">
      <style:table-row-properties style:min-row-height="1.991cm" fo:keep-together="auto"/>
    </style:style>
    <style:style style:name="Tableau4.A11" style:family="table-cell">
      <style:table-cell-properties fo:padding-left="0.189cm" fo:padding-right="0.122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4.B11" style:family="table-cell">
      <style:table-cell-properties fo:padding-left="0.189cm" fo:padding-right="0.122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4.C11" style:family="table-cell">
      <style:table-cell-properties fo:padding-left="0.189cm" fo:padding-right="0.122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4.D11" style:family="table-cell">
      <style:table-cell-properties fo:padding-left="0.189cm" fo:padding-right="0.122cm" fo:padding-top="0.092cm" fo:padding-bottom="0cm" fo:border-left="0.85pt solid #000000" fo:border-right="0.85pt solid #000000" fo:border-top="0.85pt solid #000000" fo:border-bottom="4.35pt solid #000000" style:writing-mode="lr-tb"/>
    </style:style>
    <style:style style:name="Tableau4.12" style:family="table-row">
      <style:table-row-properties style:min-row-height="1.046cm" fo:keep-together="auto"/>
    </style:style>
    <style:style style:name="Tableau4.A12" style:family="table-cell">
      <style:table-cell-properties fo:padding-left="0.189cm" fo:padding-right="0.122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4.C12" style:family="table-cell">
      <style:table-cell-properties fo:padding-left="0.189cm" fo:padding-right="0.122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4.D12" style:family="table-cell">
      <style:table-cell-properties fo:padding-left="0.189cm" fo:padding-right="0.122cm" fo:padding-top="0.092cm" fo:padding-bottom="0cm" fo:border-left="0.85pt solid #000000" fo:border-right="0.85pt solid #000000" fo:border-top="4.35pt solid #000000" fo:border-bottom="0.85pt solid #000000" style:writing-mode="lr-tb"/>
    </style:style>
    <style:style style:name="TableauSommes" style:family="table">
      <style:table-properties style:width="16.103cm" table:align="margins" style:writing-mode="lr-tb"/>
    </style:style>
    <style:style style:name="TableauSommes.A" style:family="table-column">
      <style:table-column-properties style:column-width="10.504cm" style:rel-column-width="42749*"/>
    </style:style>
    <style:style style:name="TableauSommes.B" style:family="table-column">
      <style:table-column-properties style:column-width="2.799cm" style:rel-column-width="11392*"/>
    </style:style>
    <style:style style:name="TableauSommes.C" style:family="table-column">
      <style:table-column-properties style:column-width="2.799cm" style:rel-column-width="11394*"/>
    </style:style>
    <style:style style:name="TableauSommes.A1" style:family="table-cell">
      <style:table-cell-properties fo:background-color="#ffffff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Sommes.C1" style:family="table-cell">
      <style:table-cell-properties fo:background-color="#ffffff" fo:padding="0cm" fo:border="0.5pt solid #000000">
        <style:background-image/>
      </style:table-cell-properties>
    </style:style>
    <style:style style:name="TableauSommes.A2" style:family="table-cell">
      <style:table-cell-properties fo:background-color="#ffffff" fo:padding="0cm" fo:border-left="0.5pt solid #000000" fo:border-right="none" fo:border-top="none" fo:border-bottom="0.5pt solid #000000">
        <style:background-image/>
      </style:table-cell-properties>
    </style:style>
    <style:style style:name="TableauSommes.C2" style:family="table-cell">
      <style:table-cell-properties fo:background-color="#ffffff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Sommes.B6" style:family="table-cell">
      <style:table-cell-properties fo:background-color="#b2b2b2" fo:padding="0cm" fo:border-left="0.5pt solid #000000" fo:border-right="none" fo:border-top="none" fo:border-bottom="0.5pt solid #000000">
        <style:background-image/>
      </style:table-cell-properties>
    </style:style>
    <style:style style:name="Tableau5" style:family="table">
      <style:table-properties style:width="15.535cm" fo:margin-left="0.12cm" fo:margin-top="0cm" fo:margin-bottom="0cm" table:align="left" style:writing-mode="lr-tb"/>
    </style:style>
    <style:style style:name="Tableau5.A" style:family="table-column">
      <style:table-column-properties style:column-width="1.931cm"/>
    </style:style>
    <style:style style:name="Tableau5.B" style:family="table-column">
      <style:table-column-properties style:column-width="1.531cm"/>
    </style:style>
    <style:style style:name="Tableau5.C" style:family="table-column">
      <style:table-column-properties style:column-width="1.572cm"/>
    </style:style>
    <style:style style:name="Tableau5.D" style:family="table-column">
      <style:table-column-properties style:column-width="1.898cm"/>
    </style:style>
    <style:style style:name="Tableau5.E" style:family="table-column">
      <style:table-column-properties style:column-width="1.397cm"/>
    </style:style>
    <style:style style:name="Tableau5.F" style:family="table-column">
      <style:table-column-properties style:column-width="1.603cm"/>
    </style:style>
    <style:style style:name="Tableau5.G" style:family="table-column">
      <style:table-column-properties style:column-width="1.448cm"/>
    </style:style>
    <style:style style:name="Tableau5.H" style:family="table-column">
      <style:table-column-properties style:column-width="1.266cm"/>
    </style:style>
    <style:style style:name="Tableau5.I" style:family="table-column">
      <style:table-column-properties style:column-width="1.78cm"/>
    </style:style>
    <style:style style:name="Tableau5.J" style:family="table-column">
      <style:table-column-properties style:column-width="1.108cm"/>
    </style:style>
    <style:style style:name="Tableau5.1" style:family="table-row">
      <style:table-row-properties style:min-row-height="0.513cm" fo:keep-together="auto"/>
    </style:style>
    <style:style style:name="Tableau5.A1" style:family="table-cell">
      <style:table-cell-properties fo:background-color="#d9d9d9" fo:padding-left="0cm" fo:padding-right="0.203cm" fo:padding-top="0.081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504cm" fo:keep-together="auto"/>
    </style:style>
    <style:style style:name="Tableau5.A2" style:family="table-cell">
      <style:table-cell-properties fo:background-color="#f2f2f2" fo:padding-left="0cm" fo:padding-right="0.203cm" fo:padding-top="0.081cm" fo:padding-bottom="0cm" fo:border="none" style:writing-mode="lr-tb">
        <style:background-image/>
      </style:table-cell-properties>
    </style:style>
    <style:style style:name="Tableau5.A3" style:family="table-cell">
      <style:table-cell-properties fo:padding-left="0cm" fo:padding-right="0.203cm" fo:padding-top="0.081cm" fo:padding-bottom="0cm" fo:border="none" style:writing-mode="lr-tb"/>
    </style:style>
    <style:style style:name="Tableau5.B3" style:family="table-cell">
      <style:table-cell-properties fo:padding-left="0cm" fo:padding-right="0.203cm" fo:padding-top="0.081cm" fo:padding-bottom="0cm" fo:border="none" style:writing-mode="lr-tb"/>
    </style:style>
    <style:style style:name="Tableau5.C3" style:family="table-cell">
      <style:table-cell-properties fo:padding-left="0cm" fo:padding-right="0.203cm" fo:padding-top="0.081cm" fo:padding-bottom="0cm" fo:border="none" style:writing-mode="lr-tb"/>
    </style:style>
    <style:style style:name="Tableau5.D3" style:family="table-cell">
      <style:table-cell-properties fo:padding-left="0cm" fo:padding-right="0.203cm" fo:padding-top="0.081cm" fo:padding-bottom="0cm" fo:border="none" style:writing-mode="lr-tb"/>
    </style:style>
    <style:style style:name="Tableau5.E3" style:family="table-cell">
      <style:table-cell-properties fo:padding-left="0cm" fo:padding-right="0.203cm" fo:padding-top="0.081cm" fo:padding-bottom="0cm" fo:border="none" style:writing-mode="lr-tb"/>
    </style:style>
    <style:style style:name="Tableau5.F3" style:family="table-cell">
      <style:table-cell-properties fo:padding-left="0cm" fo:padding-right="0.203cm" fo:padding-top="0.081cm" fo:padding-bottom="0cm" fo:border="none" style:writing-mode="lr-tb"/>
    </style:style>
    <style:style style:name="Tableau5.G3" style:family="table-cell">
      <style:table-cell-properties fo:padding-left="0cm" fo:padding-right="0.203cm" fo:padding-top="0.081cm" fo:padding-bottom="0cm" fo:border="none" style:writing-mode="lr-tb"/>
    </style:style>
    <style:style style:name="Tableau5.H3" style:family="table-cell">
      <style:table-cell-properties fo:padding-left="0cm" fo:padding-right="0.203cm" fo:padding-top="0.081cm" fo:padding-bottom="0cm" fo:border="none" style:writing-mode="lr-tb"/>
    </style:style>
    <style:style style:name="Tableau5.I3" style:family="table-cell">
      <style:table-cell-properties fo:padding-left="0cm" fo:padding-right="0.203cm" fo:padding-top="0.081cm" fo:padding-bottom="0cm" fo:border="none" style:writing-mode="lr-tb"/>
    </style:style>
    <style:style style:name="Tableau5.J3" style:family="table-cell">
      <style:table-cell-properties fo:padding-left="0cm" fo:padding-right="0.203cm" fo:padding-top="0.081cm" fo:padding-bottom="0cm" fo:border="none" style:writing-mode="lr-tb"/>
    </style:style>
    <style:style style:name="Tableau5.A5" style:family="table-cell">
      <style:table-cell-properties fo:padding-left="0cm" fo:padding-right="0.203cm" fo:padding-top="0.081cm" fo:padding-bottom="0cm" fo:border="none" style:writing-mode="lr-tb"/>
    </style:style>
    <style:style style:name="Tableau5.B5" style:family="table-cell">
      <style:table-cell-properties fo:padding-left="0cm" fo:padding-right="0.203cm" fo:padding-top="0.081cm" fo:padding-bottom="0cm" fo:border="none" style:writing-mode="lr-tb"/>
    </style:style>
    <style:style style:name="Tableau5.C5" style:family="table-cell">
      <style:table-cell-properties fo:padding-left="0cm" fo:padding-right="0.203cm" fo:padding-top="0.081cm" fo:padding-bottom="0cm" fo:border="none" style:writing-mode="lr-tb"/>
    </style:style>
    <style:style style:name="Tableau5.D5" style:family="table-cell">
      <style:table-cell-properties fo:padding-left="0cm" fo:padding-right="0.203cm" fo:padding-top="0.081cm" fo:padding-bottom="0cm" fo:border="none" style:writing-mode="lr-tb"/>
    </style:style>
    <style:style style:name="Tableau5.E5" style:family="table-cell">
      <style:table-cell-properties fo:padding-left="0cm" fo:padding-right="0.203cm" fo:padding-top="0.081cm" fo:padding-bottom="0cm" fo:border="none" style:writing-mode="lr-tb"/>
    </style:style>
    <style:style style:name="Tableau5.F5" style:family="table-cell">
      <style:table-cell-properties fo:padding-left="0cm" fo:padding-right="0.203cm" fo:padding-top="0.081cm" fo:padding-bottom="0cm" fo:border="none" style:writing-mode="lr-tb"/>
    </style:style>
    <style:style style:name="Tableau5.G5" style:family="table-cell">
      <style:table-cell-properties fo:padding-left="0cm" fo:padding-right="0.203cm" fo:padding-top="0.081cm" fo:padding-bottom="0cm" fo:border="none" style:writing-mode="lr-tb"/>
    </style:style>
    <style:style style:name="Tableau5.H5" style:family="table-cell">
      <style:table-cell-properties fo:padding-left="0cm" fo:padding-right="0.203cm" fo:padding-top="0.081cm" fo:padding-bottom="0cm" fo:border="none" style:writing-mode="lr-tb"/>
    </style:style>
    <style:style style:name="Tableau5.I5" style:family="table-cell">
      <style:table-cell-properties fo:padding-left="0cm" fo:padding-right="0.203cm" fo:padding-top="0.081cm" fo:padding-bottom="0cm" fo:border="none" style:writing-mode="lr-tb"/>
    </style:style>
    <style:style style:name="Tableau5.J5" style:family="table-cell">
      <style:table-cell-properties fo:padding-left="0cm" fo:padding-right="0.203cm" fo:padding-top="0.081cm" fo:padding-bottom="0cm" fo:border="none" style:writing-mode="lr-tb"/>
    </style:style>
    <style:style style:name="Tableau5.A7" style:family="table-cell">
      <style:table-cell-properties fo:padding-left="0cm" fo:padding-right="0.203cm" fo:padding-top="0.081cm" fo:padding-bottom="0cm" fo:border="none" style:writing-mode="lr-tb"/>
    </style:style>
    <style:style style:name="Tableau5.B7" style:family="table-cell">
      <style:table-cell-properties fo:padding-left="0cm" fo:padding-right="0.203cm" fo:padding-top="0.081cm" fo:padding-bottom="0cm" fo:border="none" style:writing-mode="lr-tb"/>
    </style:style>
    <style:style style:name="Tableau5.C7" style:family="table-cell">
      <style:table-cell-properties fo:padding-left="0cm" fo:padding-right="0.203cm" fo:padding-top="0.081cm" fo:padding-bottom="0cm" fo:border="none" style:writing-mode="lr-tb"/>
    </style:style>
    <style:style style:name="Tableau5.D7" style:family="table-cell">
      <style:table-cell-properties fo:padding-left="0cm" fo:padding-right="0.203cm" fo:padding-top="0.081cm" fo:padding-bottom="0cm" fo:border="none" style:writing-mode="lr-tb"/>
    </style:style>
    <style:style style:name="Tableau5.E7" style:family="table-cell">
      <style:table-cell-properties fo:padding-left="0cm" fo:padding-right="0.203cm" fo:padding-top="0.081cm" fo:padding-bottom="0cm" fo:border="none" style:writing-mode="lr-tb"/>
    </style:style>
    <style:style style:name="Tableau5.F7" style:family="table-cell">
      <style:table-cell-properties fo:padding-left="0cm" fo:padding-right="0.203cm" fo:padding-top="0.081cm" fo:padding-bottom="0cm" fo:border="none" style:writing-mode="lr-tb"/>
    </style:style>
    <style:style style:name="Tableau5.G7" style:family="table-cell">
      <style:table-cell-properties fo:padding-left="0cm" fo:padding-right="0.203cm" fo:padding-top="0.081cm" fo:padding-bottom="0cm" fo:border="none" style:writing-mode="lr-tb"/>
    </style:style>
    <style:style style:name="Tableau5.H7" style:family="table-cell">
      <style:table-cell-properties fo:padding-left="0cm" fo:padding-right="0.203cm" fo:padding-top="0.081cm" fo:padding-bottom="0cm" fo:border="none" style:writing-mode="lr-tb"/>
    </style:style>
    <style:style style:name="Tableau5.I7" style:family="table-cell">
      <style:table-cell-properties fo:padding-left="0cm" fo:padding-right="0.203cm" fo:padding-top="0.081cm" fo:padding-bottom="0cm" fo:border="none" style:writing-mode="lr-tb"/>
    </style:style>
    <style:style style:name="Tableau5.J7" style:family="table-cell">
      <style:table-cell-properties fo:padding-left="0cm" fo:padding-right="0.203cm" fo:padding-top="0.081cm" fo:padding-bottom="0cm" fo:border="none" style:writing-mode="lr-tb"/>
    </style:style>
    <style:style style:name="Tableau5.A9" style:family="table-cell">
      <style:table-cell-properties fo:padding-left="0cm" fo:padding-right="0.203cm" fo:padding-top="0.081cm" fo:padding-bottom="0cm" fo:border="none" style:writing-mode="lr-tb"/>
    </style:style>
    <style:style style:name="Tableau5.B9" style:family="table-cell">
      <style:table-cell-properties fo:padding-left="0cm" fo:padding-right="0.203cm" fo:padding-top="0.081cm" fo:padding-bottom="0cm" fo:border="none" style:writing-mode="lr-tb"/>
    </style:style>
    <style:style style:name="Tableau5.C9" style:family="table-cell">
      <style:table-cell-properties fo:padding-left="0cm" fo:padding-right="0.203cm" fo:padding-top="0.081cm" fo:padding-bottom="0cm" fo:border="none" style:writing-mode="lr-tb"/>
    </style:style>
    <style:style style:name="Tableau5.D9" style:family="table-cell">
      <style:table-cell-properties fo:padding-left="0cm" fo:padding-right="0.203cm" fo:padding-top="0.081cm" fo:padding-bottom="0cm" fo:border="none" style:writing-mode="lr-tb"/>
    </style:style>
    <style:style style:name="Tableau5.E9" style:family="table-cell">
      <style:table-cell-properties fo:padding-left="0cm" fo:padding-right="0.203cm" fo:padding-top="0.081cm" fo:padding-bottom="0cm" fo:border="none" style:writing-mode="lr-tb"/>
    </style:style>
    <style:style style:name="Tableau5.F9" style:family="table-cell">
      <style:table-cell-properties fo:padding-left="0cm" fo:padding-right="0.203cm" fo:padding-top="0.081cm" fo:padding-bottom="0cm" fo:border="none" style:writing-mode="lr-tb"/>
    </style:style>
    <style:style style:name="Tableau5.G9" style:family="table-cell">
      <style:table-cell-properties fo:padding-left="0cm" fo:padding-right="0.203cm" fo:padding-top="0.081cm" fo:padding-bottom="0cm" fo:border="none" style:writing-mode="lr-tb"/>
    </style:style>
    <style:style style:name="Tableau5.H9" style:family="table-cell">
      <style:table-cell-properties fo:padding-left="0cm" fo:padding-right="0.203cm" fo:padding-top="0.081cm" fo:padding-bottom="0cm" fo:border="none" style:writing-mode="lr-tb"/>
    </style:style>
    <style:style style:name="Tableau5.I9" style:family="table-cell">
      <style:table-cell-properties fo:padding-left="0cm" fo:padding-right="0.203cm" fo:padding-top="0.081cm" fo:padding-bottom="0cm" fo:border="none" style:writing-mode="lr-tb"/>
    </style:style>
    <style:style style:name="Tableau5.J9" style:family="table-cell">
      <style:table-cell-properties fo:padding-left="0cm" fo:padding-right="0.203cm" fo:padding-top="0.081cm" fo:padding-bottom="0cm" fo:border="none" style:writing-mode="lr-tb"/>
    </style:style>
    <style:style style:name="Tableau5.A11" style:family="table-cell">
      <style:table-cell-properties fo:padding-left="0cm" fo:padding-right="0.203cm" fo:padding-top="0.081cm" fo:padding-bottom="0cm" fo:border="none" style:writing-mode="lr-tb"/>
    </style:style>
    <style:style style:name="Tableau5.B11" style:family="table-cell">
      <style:table-cell-properties fo:padding-left="0cm" fo:padding-right="0.203cm" fo:padding-top="0.081cm" fo:padding-bottom="0cm" fo:border="none" style:writing-mode="lr-tb"/>
    </style:style>
    <style:style style:name="Tableau5.C11" style:family="table-cell">
      <style:table-cell-properties fo:padding-left="0cm" fo:padding-right="0.203cm" fo:padding-top="0.081cm" fo:padding-bottom="0cm" fo:border="none" style:writing-mode="lr-tb"/>
    </style:style>
    <style:style style:name="Tableau5.D11" style:family="table-cell">
      <style:table-cell-properties fo:padding-left="0cm" fo:padding-right="0.203cm" fo:padding-top="0.081cm" fo:padding-bottom="0cm" fo:border="none" style:writing-mode="lr-tb"/>
    </style:style>
    <style:style style:name="Tableau5.E11" style:family="table-cell">
      <style:table-cell-properties fo:padding-left="0cm" fo:padding-right="0.203cm" fo:padding-top="0.081cm" fo:padding-bottom="0cm" fo:border="none" style:writing-mode="lr-tb"/>
    </style:style>
    <style:style style:name="Tableau5.F11" style:family="table-cell">
      <style:table-cell-properties fo:padding-left="0cm" fo:padding-right="0.203cm" fo:padding-top="0.081cm" fo:padding-bottom="0cm" fo:border="none" style:writing-mode="lr-tb"/>
    </style:style>
    <style:style style:name="Tableau5.G11" style:family="table-cell">
      <style:table-cell-properties fo:padding-left="0cm" fo:padding-right="0.203cm" fo:padding-top="0.081cm" fo:padding-bottom="0cm" fo:border="none" style:writing-mode="lr-tb"/>
    </style:style>
    <style:style style:name="Tableau5.H11" style:family="table-cell">
      <style:table-cell-properties fo:padding-left="0cm" fo:padding-right="0.203cm" fo:padding-top="0.081cm" fo:padding-bottom="0cm" fo:border="none" style:writing-mode="lr-tb"/>
    </style:style>
    <style:style style:name="Tableau5.I11" style:family="table-cell">
      <style:table-cell-properties fo:padding-left="0cm" fo:padding-right="0.203cm" fo:padding-top="0.081cm" fo:padding-bottom="0cm" fo:border="none" style:writing-mode="lr-tb"/>
    </style:style>
    <style:style style:name="Tableau5.J11" style:family="table-cell">
      <style:table-cell-properties fo:padding-left="0cm" fo:padding-right="0.203cm" fo:padding-top="0.081cm" fo:padding-bottom="0cm" fo:border="none" style:writing-mode="lr-tb"/>
    </style:style>
    <style:style style:name="Tableau6" style:family="table">
      <style:table-properties style:width="16.103cm" fo:margin-top="0cm" fo:margin-bottom="0cm" table:align="margins" style:writing-mode="lr-tb"/>
    </style:style>
    <style:style style:name="Tableau6.A" style:family="table-column">
      <style:table-column-properties style:column-width="16.103cm" style:rel-column-width="65535*"/>
    </style:style>
    <style:style style:name="Tableau6.1" style:family="table-row">
      <style:table-row-properties style:min-row-height="3.70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Contraction" style:family="table">
      <style:table-properties style:width="16.103cm" fo:margin-top="0cm" fo:margin-bottom="0cm" table:align="margins" style:may-break-between-rows="false" style:writing-mode="lr-tb"/>
    </style:style>
    <style:style style:name="TableauContraction.A" style:family="table-column">
      <style:table-column-properties style:column-width="4.159cm" style:rel-column-width="16927*"/>
    </style:style>
    <style:style style:name="TableauContraction.B" style:family="table-column">
      <style:table-column-properties style:column-width="4.426cm" style:rel-column-width="18011*"/>
    </style:style>
    <style:style style:name="TableauContraction.C" style:family="table-column">
      <style:table-column-properties style:column-width="3.702cm" style:rel-column-width="15068*"/>
    </style:style>
    <style:style style:name="TableauContraction.D" style:family="table-column">
      <style:table-column-properties style:column-width="3.815cm" style:rel-column-width="15529*"/>
    </style:style>
    <style:style style:name="TableauContraction.1" style:family="table-row">
      <style:table-row-properties fo:keep-together="auto"/>
    </style:style>
    <style:style style:name="TableauContraction.A1" style:family="table-cell">
      <style:table-cell-properties style:vertical-align="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005cm" style:contextual-spacing="false" fo:text-indent="-0.026cm" style:auto-text-indent="false">
        <style:tab-stops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.009cm"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5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6" style:family="paragraph" style:parent-style-name="Standard">
      <style:paragraph-properties fo:margin-left="0.152cm"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7" style:family="paragraph" style:parent-style-name="Standard">
      <style:paragraph-properties fo:margin-left="0.153cm"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8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language="fr" fo:country="CH" officeooo:paragraph-rsid="0013320b" style:letter-kerning="true" style:language-asian="fr" style:country-asian="CH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officeooo:paragraph-rsid="0013320b" style:letter-kerning="true" style:language-asian="fr" style:country-asian="CH" style:font-size-complex="12pt" style:language-complex="ar" style:country-complex="SA"/>
    </style:style>
    <style:style style:name="P10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language="fr" fo:country="CH" officeooo:paragraph-rsid="0014772e" style:letter-kerning="true" style:language-asian="fr" style:country-asian="CH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officeooo:paragraph-rsid="0014772e" style:letter-kerning="true" style:language-asian="fr" style:country-asian="CH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officeooo:paragraph-rsid="0015ac2b" style:letter-kerning="true" style:language-asian="fr" style:country-asian="CH" style:font-size-complex="12pt" style:language-complex="ar" style:country-complex="SA"/>
    </style:style>
    <style:style style:name="P13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language="fr" fo:country="CH" officeooo:paragraph-rsid="0015ac2b" style:letter-kerning="true" style:language-asian="fr" style:country-asian="CH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officeooo:paragraph-rsid="00154c42" style:letter-kerning="true" style:language-asian="fr" style:country-asian="CH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7%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18" style:family="paragraph" style:parent-style-name="Standard">
      <style:paragraph-properties fo:margin-top="0.199cm" fo:margin-bottom="0.64cm" style:contextual-spacing="false" fo:line-height="100%" fo:text-align="end" style:justify-single-word="false" fo:orphans="2" fo:widows="2"/>
      <style:text-properties fo:language="fr" fo:country="CH" officeooo:paragraph-rsid="00154c42" style:letter-kerning="true" style:language-asian="fr" style:country-asian="CH" style:font-size-complex="12pt" style:language-complex="ar" style:country-complex="SA"/>
    </style:style>
    <style:style style:name="P19" style:family="paragraph" style:parent-style-name="Standard">
      <style:paragraph-properties fo:margin-top="0.199cm" fo:margin-bottom="0.64cm" style:contextual-spacing="false" fo:line-height="100%" fo:text-align="end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1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2" style:family="paragraph" style:parent-style-name="Standard">
      <style:paragraph-properties fo:margin-left="0.353cm"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3" style:family="paragraph" style:parent-style-name="Standard">
      <style:paragraph-properties fo:margin-left="0.289cm"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4" style:family="paragraph" style:parent-style-name="Standard">
      <style:paragraph-properties fo:margin-left="0.104cm"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5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6" style:family="paragraph" style:parent-style-name="Standard">
      <style:paragraph-properties fo:margin-left="0.004cm" fo:margin-top="0cm" fo:margin-bottom="0.002cm" style:contextual-spacing="false" fo:line-height="100%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8" style:family="paragraph" style:parent-style-name="Standard">
      <style:paragraph-properties fo:margin-left="0.004cm" fo:margin-top="0cm" fo:margin-bottom="0cm" style:contextual-spacing="false" fo:line-height="102%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29" style:family="paragraph" style:parent-style-name="Standard">
      <style:paragraph-properties fo:margin-left="0.48cm" fo:margin-top="0cm" fo:margin-bottom="0cm" style:contextual-spacing="false" fo:text-align="center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30" style:family="paragraph" style:parent-style-name="Standard">
      <style:paragraph-properties fo:margin-left="0.109cm" fo:margin-top="0cm" fo:margin-bottom="0cm" style:contextual-spacing="false" fo:text-align="center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31" style:family="paragraph" style:parent-style-name="Standard">
      <style:paragraph-properties fo:margin-left="0.286cm" fo:margin-top="0cm" fo:margin-bottom="0cm" style:contextual-spacing="false" fo:text-align="center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32" style:family="paragraph" style:parent-style-name="Standard">
      <style:paragraph-properties fo:margin-left="0.086cm" fo:margin-top="0cm" fo:margin-bottom="0cm" style:contextual-spacing="false" fo:text-align="center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 style:font-weight-complex="bold"/>
    </style:style>
    <style:style style:name="P34" style:family="paragraph" style:parent-style-name="Heading_20_1">
      <style:paragraph-properties fo:margin-top="0cm" fo:margin-bottom="0.635cm" style:contextual-spacing="false" fo:break-before="page"/>
    </style:style>
    <style:style style:name="P35" style:family="paragraph" style:parent-style-name="Heading_20_2">
      <style:paragraph-properties fo:margin-left="0cm" fo:margin-right="0.079cm" fo:text-align="start" style:justify-single-word="false" fo:text-indent="0cm" style:auto-text-indent="false"/>
    </style:style>
    <style:style style:name="P36" style:family="paragraph" style:parent-style-name="Standard">
      <style:paragraph-properties fo:margin-left="-0.009cm" fo:margin-top="0cm" fo:margin-bottom="0.326cm" style:contextual-spacing="false" fo:text-indent="-0.018cm" style:auto-text-indent="false"/>
    </style:style>
    <style:style style:name="P37" style:family="paragraph" style:parent-style-name="Standard">
      <style:paragraph-properties fo:margin-left="-0.009cm" fo:margin-top="0cm" fo:margin-bottom="0.286cm" style:contextual-spacing="false" fo:text-indent="-0.018cm" style:auto-text-indent="false"/>
    </style:style>
    <style:style style:name="P38" style:family="paragraph" style:parent-style-name="Standard">
      <style:paragraph-properties fo:margin-left="-0.009cm" fo:margin-top="0cm" fo:margin-bottom="0.296cm" style:contextual-spacing="false" fo:line-height="105%" fo:text-align="justify" style:justify-single-word="false" fo:text-indent="-0.018cm" style:auto-text-indent="false"/>
    </style:style>
    <style:style style:name="P39" style:family="paragraph" style:parent-style-name="Standard">
      <style:paragraph-properties fo:margin-left="-0.009cm" fo:margin-top="0cm" fo:margin-bottom="0.298cm" style:contextual-spacing="false" fo:line-height="105%" fo:text-align="justify" style:justify-single-word="false" fo:text-indent="-0.018cm" style:auto-text-indent="false"/>
    </style:style>
    <style:style style:name="P40" style:family="paragraph" style:parent-style-name="Standard">
      <style:paragraph-properties fo:margin-left="-0.009cm" fo:margin-top="0cm" fo:margin-bottom="0.356cm" style:contextual-spacing="false" fo:line-height="105%" fo:text-align="justify" style:justify-single-word="false" fo:text-indent="-0.018cm" style:auto-text-indent="false"/>
    </style:style>
    <style:style style:name="P41" style:family="paragraph" style:parent-style-name="Standard">
      <style:paragraph-properties fo:margin-left="-0.009cm" fo:margin-top="0cm" fo:margin-bottom="0.323cm" style:contextual-spacing="false" fo:line-height="105%" fo:text-align="justify" style:justify-single-word="false" fo:text-indent="-0.018cm" style:auto-text-indent="false"/>
    </style:style>
    <style:style style:name="P42" style:family="paragraph" style:parent-style-name="Standard">
      <style:paragraph-properties fo:margin-top="0cm" fo:margin-bottom="0.296cm" style:contextual-spacing="false" fo:line-height="105%" fo:text-align="justify" style:justify-single-word="false"/>
    </style:style>
    <style:style style:name="P43" style:family="paragraph" style:parent-style-name="Standard">
      <style:paragraph-properties fo:margin-left="-0.009cm" fo:margin-top="0cm" fo:margin-bottom="0.46cm" style:contextual-spacing="false" fo:line-height="98%" fo:text-indent="-0.018cm" style:auto-text-indent="false"/>
    </style:style>
    <style:style style:name="P44" style:family="paragraph" style:parent-style-name="Standard">
      <style:paragraph-properties fo:margin-top="0cm" fo:margin-bottom="0.242cm" style:contextual-spacing="false"/>
      <style:text-properties fo:font-size="12pt" fo:font-weight="bold" style:font-size-asian="12pt" style:font-weight-asian="bold"/>
    </style:style>
    <style:style style:name="P45" style:family="paragraph" style:parent-style-name="Standard">
      <style:paragraph-properties fo:margin-left="0.101cm" fo:margin-top="0.199cm" fo:margin-bottom="0.28cm" style:contextual-spacing="false" fo:text-align="center" style:justify-single-word="false"/>
      <style:text-properties fo:font-size="12pt" fo:font-weight="bold" officeooo:paragraph-rsid="00151d17" style:font-size-asian="12pt" style:font-weight-asian="bold" style:font-size-complex="12pt"/>
    </style:style>
    <style:style style:name="P46" style:family="paragraph" style:parent-style-name="Standard">
      <style:paragraph-properties fo:margin-left="0.004cm" fo:margin-top="0cm" fo:margin-bottom="0cm" style:contextual-spacing="false" fo:text-align="start" style:justify-single-word="false" fo:orphans="2" fo:widows="2"/>
      <style:text-properties fo:font-size="12pt" fo:language="fr" fo:country="CH" fo:font-weight="bold" style:letter-kerning="true" style:font-size-asian="12pt" style:language-asian="fr" style:country-asian="CH" style:font-weight-asian="bold" style:font-size-complex="12pt" style:language-complex="ar" style:country-complex="SA"/>
    </style:style>
    <style:style style:name="P47" style:family="paragraph" style:parent-style-name="Standard">
      <style:paragraph-properties fo:margin-left="0.101cm" fo:margin-top="0.199cm" fo:margin-bottom="0.28cm" style:contextual-spacing="false" fo:text-align="center" style:justify-single-word="false"/>
      <style:text-properties fo:font-size="12pt" officeooo:paragraph-rsid="00151d17" style:font-size-asian="12pt" style:font-size-complex="12pt"/>
    </style:style>
    <style:style style:name="P48" style:family="paragraph" style:parent-style-name="Standard">
      <style:paragraph-properties fo:margin-left="-0.009cm" fo:margin-top="0cm" fo:margin-bottom="0.291cm" style:contextual-spacing="false" fo:text-indent="-0.018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01cm" fo:line-height="100%" fo:text-align="start" style:justify-single-word="false" style:vertical-align="middle">
        <style:tab-stops/>
      </style:paragraph-properties>
      <style:text-properties fo:font-weight="bold" officeooo:paragraph-rsid="00151d17" style:font-weight-asian="bold"/>
    </style:style>
    <style:style style:name="P50" style:family="paragraph" style:parent-style-name="Standard">
      <style:paragraph-properties fo:margin-left="0.101cm"/>
      <style:text-properties fo:font-weight="bold" officeooo:paragraph-rsid="00151d17" style:font-weight-asian="bold"/>
    </style:style>
    <style:style style:name="P51" style:family="paragraph" style:parent-style-name="Standard">
      <style:paragraph-properties fo:margin-left="-0.009cm" fo:margin-top="0cm" fo:margin-bottom="0.055cm" style:contextual-spacing="false" fo:line-height="98%" fo:text-indent="-0.018cm" style:auto-text-indent="false"/>
      <style:text-properties fo:font-style="italic" style:font-style-asian="italic"/>
    </style:style>
    <style:style style:name="P52" style:family="paragraph" style:parent-style-name="Table_20_Contents">
      <style:paragraph-properties fo:margin-left="0.101cm" fo:text-align="center" style:justify-single-word="false"/>
    </style:style>
    <style:style style:name="P53" style:family="paragraph" style:parent-style-name="Standard">
      <style:paragraph-properties fo:margin-left="0.101cm" fo:text-align="center" style:justify-single-word="false"/>
      <style:text-properties officeooo:paragraph-rsid="0017576f"/>
    </style:style>
    <style:style style:name="P54" style:family="paragraph" style:parent-style-name="Standard">
      <style:paragraph-properties fo:margin-top="0.199cm" fo:margin-bottom="0cm" style:contextual-spacing="false" fo:line-height="100%" fo:text-align="end" style:justify-single-word="false" fo:orphans="2" fo:widows="2"/>
      <style:text-properties fo:font-size="14pt" fo:language="fr" fo:country="CH" fo:font-style="italic" fo:font-weight="bold" style:letter-kerning="true" style:font-size-asian="14pt" style:language-asian="fr" style:country-asian="CH" style:font-style-asian="italic" style:font-weight-asian="bold" style:font-size-complex="12pt" style:language-complex="ar" style:country-complex="SA"/>
    </style:style>
    <style:style style:name="P55" style:family="paragraph" style:parent-style-name="Standard">
      <style:paragraph-properties fo:margin-top="0.199cm" fo:margin-bottom="0.64cm" style:contextual-spacing="false" fo:line-height="100%" fo:text-align="end" style:justify-single-word="false" fo:orphans="2" fo:widows="2"/>
      <style:text-properties fo:font-size="14pt" fo:language="fr" fo:country="CH" fo:font-weight="bold" officeooo:paragraph-rsid="00154c42" style:letter-kerning="true" style:font-size-asian="14pt" style:language-asian="fr" style:country-asian="CH" style:font-weight-asian="bold" style:font-size-complex="12pt" style:language-complex="ar" style:country-complex="SA"/>
    </style:style>
    <style:style style:name="P56" style:family="paragraph" style:parent-style-name="Standard">
      <style:paragraph-properties fo:margin-top="0.199cm" fo:margin-bottom="0.64cm" style:contextual-spacing="false" fo:line-height="100%" fo:text-align="end" style:justify-single-word="false" fo:orphans="2" fo:widows="2"/>
      <style:text-properties fo:font-size="14pt" fo:language="fr" fo:country="CH" fo:font-weight="bold" style:letter-kerning="true" style:font-size-asian="14pt" style:language-asian="fr" style:country-asian="CH" style:font-weight-asian="bold" style:font-size-complex="12pt" style:language-complex="ar" style:country-complex="SA"/>
    </style:style>
    <style:style style:name="P57" style:family="paragraph" style:parent-style-name="Standard">
      <style:paragraph-properties fo:margin-top="0cm" fo:margin-bottom="0.005cm" style:contextual-spacing="false" fo:text-indent="-0.026cm" style:auto-text-indent="false">
        <style:tab-stops>
          <style:tab-stop style:position="16.002cm" style:type="right"/>
        </style:tab-stops>
      </style:paragraph-properties>
    </style:style>
    <style:style style:name="P58" style:family="paragraph" style:parent-style-name="Standard">
      <style:paragraph-properties fo:margin-left="0.009cm"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fr" fo:country="CH" style:letter-kerning="true" style:language-asian="fr" style:country-asian="CH" style:font-size-complex="12pt" style:language-complex="ar" style:country-complex="SA"/>
    </style:style>
    <style:style style:name="P61" style:family="paragraph" style:parent-style-name="Standard">
      <style:paragraph-properties fo:margin-left="0.009cm"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CH" fo:font-weight="bold" style:letter-kerning="true" style:language-asian="fr" style:country-asian="CH" style:font-weight-asian="bold" style:font-size-complex="12pt" style:language-complex="ar" style:country-complex="SA"/>
    </style:style>
    <style:style style:name="P63" style:family="paragraph" style:parent-style-name="Standard" style:list-style-name="WWNum1">
      <style:paragraph-properties fo:margin-left="1.275cm" fo:margin-right="-6.103cm" fo:margin-top="0cm" fo:margin-bottom="0.067cm" style:contextual-spacing="false" fo:text-align="justify" style:justify-single-word="false" fo:text-indent="-0.642cm" style:auto-text-indent="false"/>
    </style:style>
    <style:style style:name="P64" style:family="paragraph" style:parent-style-name="Standard" style:list-style-name="WWNum1">
      <style:paragraph-properties fo:margin-left="1.275cm" fo:margin-right="-6.103cm" fo:margin-top="0cm" fo:margin-bottom="0.076cm" style:contextual-spacing="false" fo:line-height="105%" fo:text-align="justify" style:justify-single-word="false" fo:text-indent="-0.642cm" style:auto-text-indent="false"/>
    </style:style>
    <style:style style:name="P65" style:family="paragraph" style:parent-style-name="Standard" style:list-style-name="WWNum1">
      <style:paragraph-properties fo:margin-left="1.275cm" fo:margin-right="-6.103cm" fo:margin-top="0cm" fo:margin-bottom="0.005cm" style:contextual-spacing="false" fo:line-height="105%" fo:text-align="justify" style:justify-single-word="false" fo:text-indent="-0.642cm" style:auto-text-indent="false"/>
    </style:style>
    <style:style style:name="P66" style:family="paragraph" style:parent-style-name="Standard">
      <style:paragraph-properties fo:line-height="115%"/>
      <style:text-properties fo:font-size="14pt" fo:font-weight="bold" style:font-size-asian="14pt" style:font-weight-asian="bold"/>
    </style:style>
    <style:style style:name="P67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68" style:family="paragraph">
      <style:paragraph-properties fo:text-align="center"/>
      <style:text-properties style:text-line-through-style="none" style:text-line-through-type="none" fo:font-style="normal" style:text-underline-style="none" fo:font-weight="bold"/>
    </style:style>
    <style:style style:name="P6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0" style:family="paragraph"/>
    <style:style style:name="P71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72" style:family="paragraph">
      <style:paragraph-properties fo:text-align="center"/>
      <style:text-properties fo:font-weight="bold"/>
    </style:style>
    <style:style style:name="P73" style:family="paragraph">
      <style:paragraph-properties fo:text-align="center"/>
    </style:style>
    <style:style style:name="P74" style:family="paragraph">
      <style:paragraph-properties fo:text-align="start"/>
      <style:text-properties fo:color="#000000" style:text-line-through-style="none" style:text-line-through-type="none" style:font-name="Calibri" fo:font-size="11pt" fo:font-style="normal" style:text-underline-style="none" fo:font-weight="bold"/>
    </style:style>
    <style:style style:name="T1" style:family="text">
      <style:text-properties fo:font-size="10pt" fo:language="fr" fo:country="FR" style:font-size-asian="10pt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8pt" style:font-size-asian="8pt"/>
    </style:style>
    <style:style style:name="T7" style:family="text">
      <style:text-properties fo:font-style="italic" style:font-style-asian="italic"/>
    </style:style>
    <style:style style:name="T8" style:family="text">
      <style:text-properties fo:font-size="3pt" fo:font-weight="bold" style:font-size-asian="3pt" style:font-weight-asian="bold"/>
    </style:style>
    <style:style style:name="T9" style:family="text">
      <style:text-properties fo:font-size="7pt" fo:font-style="italic" style:font-size-asian="7pt" style:font-style-asian="italic"/>
    </style:style>
    <style:style style:name="gr1" style:family="graphic">
      <style:graphic-properties draw:textarea-vertical-align="bottom" fo:border="non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bottom" fo:background-color="#ffffff" fo:border="non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top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protect="position siz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fo:border="solid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fo:border="solid" style:protect="position siz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textarea-vertical-align="bottom" fo:border="none" style:protect="position siz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textarea-vertical-align="bottom" fo:background-color="#ffffff" fo:border="none #ffffff" style:protect="position size" loext:decorative="fals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textarea-vertical-align="middle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vertical-align="top"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fo:background-color="#ffffff" fo:border="none #000000" loext:decorative="fals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tru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Boss" form:control-implementation="ooo:com.sun.star.form.component.TextField" xml:id="control1" form:id="control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Candidat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Boss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Candidat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Boss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Candidat" form:control-implementation="ooo:com.sun.star.form.component.TextField" xml:id="control6" form:id="control6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Epx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Exp2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xp1" form:control-implementation="ooo:com.sun.star.form.component.TextField" xml:id="control9" form:id="control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xp2" form:control-implementation="ooo:com.sun.star.form.component.TextField" xml:id="control10" form:id="control10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Exp1" form:control-implementation="ooo:com.sun.star.form.component.TextField" xml:id="control11" form:id="control11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Exp2" form:control-implementation="ooo:com.sun.star.form.component.TextField" xml:id="control12" form:id="control12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A1pt" form:control-implementation="ooo:com.sun.star.form.component.NumericField" xml:id="control13" form:id="control13" form:tab-index="2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2pt" form:control-implementation="ooo:com.sun.star.form.component.NumericField" xml:id="control14" form:id="control14" form:tab-index="2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cimalAccuracy" office:value-type="float" office:value="1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3pt" form:control-implementation="ooo:com.sun.star.form.component.NumericField" xml:id="control15" form:id="control15" form:tab-index="2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4pt" form:control-implementation="ooo:com.sun.star.form.component.NumericField" xml:id="control16" form:id="control16" form:tab-index="2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5pt" form:control-implementation="ooo:com.sun.star.form.component.NumericField" xml:id="control17" form:id="control17" form:tab-index="2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6pt" form:control-implementation="ooo:com.sun.star.form.component.NumericField" xml:id="control18" form:id="control18" form:tab-index="3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7pt" form:control-implementation="ooo:com.sun.star.form.component.NumericField" xml:id="control19" form:id="control19" form:tab-index="3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8pt" form:control-implementation="ooo:com.sun.star.form.component.NumericField" xml:id="control20" form:id="control20" form:tab-index="3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9pt" form:control-implementation="ooo:com.sun.star.form.component.NumericField" xml:id="control21" form:id="control21" form:tab-index="3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0pt" form:control-implementation="ooo:com.sun.star.form.component.NumericField" xml:id="control22" form:id="control22" form:tab-index="3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1pt" form:control-implementation="ooo:com.sun.star.form.component.NumericField" xml:id="control23" form:id="control23" form:tab-index="4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2pt" form:control-implementation="ooo:com.sun.star.form.component.NumericField" xml:id="control24" form:id="control24" form:tab-index="4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3pt" form:control-implementation="ooo:com.sun.star.form.component.NumericField" xml:id="control25" form:id="control25" form:tab-index="4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4pt" form:control-implementation="ooo:com.sun.star.form.component.NumericField" xml:id="control26" form:id="control26" form:tab-index="4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5pt" form:control-implementation="ooo:com.sun.star.form.component.NumericField" xml:id="control27" form:id="control27" form:tab-index="4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6pt" form:control-implementation="ooo:com.sun.star.form.component.NumericField" xml:id="control28" form:id="control28" form:tab-index="5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7pt" form:control-implementation="ooo:com.sun.star.form.component.NumericField" xml:id="control29" form:id="control29" form:tab-index="5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8pt" form:control-implementation="ooo:com.sun.star.form.component.NumericField" xml:id="control30" form:id="control30" form:tab-index="5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19pt" form:control-implementation="ooo:com.sun.star.form.component.NumericField" xml:id="control31" form:id="control31" form:tab-index="5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20pt" form:control-implementation="ooo:com.sun.star.form.component.NumericField" xml:id="control32" form:id="control32" form:tab-index="5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Asomme" form:control-implementation="ooo:com.sun.star.form.component.NumericField" xml:id="control33" form:id="control33" form:tab-index="6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area form:name="A1just" form:control-implementation="ooo:com.sun.star.form.component.TextField" xml:id="control34" form:id="control34" form:tab-index="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2just" form:control-implementation="ooo:com.sun.star.form.component.TextField" xml:id="control35" form:id="control35" form:tab-index="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3just" form:control-implementation="ooo:com.sun.star.form.component.TextField" xml:id="control36" form:id="control36" form:tab-index="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4just" form:control-implementation="ooo:com.sun.star.form.component.TextField" xml:id="control37" form:id="control37" form:tab-index="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5just" form:control-implementation="ooo:com.sun.star.form.component.TextField" xml:id="control38" form:id="control38" form:tab-index="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6just" form:control-implementation="ooo:com.sun.star.form.component.TextField" xml:id="control39" form:id="control39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7just" form:control-implementation="ooo:com.sun.star.form.component.TextField" xml:id="control40" form:id="control40" form:tab-index="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8just" form:control-implementation="ooo:com.sun.star.form.component.TextField" xml:id="control41" form:id="control41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9just" form:control-implementation="ooo:com.sun.star.form.component.TextField" xml:id="control42" form:id="control42" form:tab-index="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0just" form:control-implementation="ooo:com.sun.star.form.component.TextField" xml:id="control43" form:id="control43" form:tab-index="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1just" form:control-implementation="ooo:com.sun.star.form.component.TextField" xml:id="control44" form:id="control44" form:tab-index="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2just" form:control-implementation="ooo:com.sun.star.form.component.TextField" xml:id="control45" form:id="control45" form:tab-index="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3just" form:control-implementation="ooo:com.sun.star.form.component.TextField" xml:id="control46" form:id="control46" form:tab-index="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4just" form:control-implementation="ooo:com.sun.star.form.component.TextField" xml:id="control47" form:id="control47" form:tab-index="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5just" form:control-implementation="ooo:com.sun.star.form.component.TextField" xml:id="control48" form:id="control48" form:tab-index="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6just" form:control-implementation="ooo:com.sun.star.form.component.TextField" xml:id="control49" form:id="control49" form:tab-index="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7just" form:control-implementation="ooo:com.sun.star.form.component.TextField" xml:id="control50" form:id="control50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8just" form:control-implementation="ooo:com.sun.star.form.component.TextField" xml:id="control51" form:id="control51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19just" form:control-implementation="ooo:com.sun.star.form.component.TextField" xml:id="control52" form:id="control52" form:tab-index="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20just" form:control-implementation="ooo:com.sun.star.form.component.TextField" xml:id="control53" form:id="control53" form:tab-index="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ormatted-text form:name="B1pt" form:control-implementation="ooo:com.sun.star.form.component.NumericField" xml:id="control54" form:id="control54" form:tab-index="6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2pt" form:control-implementation="ooo:com.sun.star.form.component.NumericField" xml:id="control55" form:id="control55" form:tab-index="67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3pt" form:control-implementation="ooo:com.sun.star.form.component.NumericField" xml:id="control56" form:id="control56" form:tab-index="69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4pt" form:control-implementation="ooo:com.sun.star.form.component.NumericField" xml:id="control57" form:id="control57" form:tab-index="7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5pt" form:control-implementation="ooo:com.sun.star.form.component.NumericField" xml:id="control58" form:id="control58" form:tab-index="73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6pt" form:control-implementation="ooo:com.sun.star.form.component.NumericField" xml:id="control59" form:id="control59" form:tab-index="7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7pt" form:control-implementation="ooo:com.sun.star.form.component.NumericField" xml:id="control60" form:id="control60" form:tab-index="77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8pt" form:control-implementation="ooo:com.sun.star.form.component.NumericField" xml:id="control61" form:id="control61" form:tab-index="79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9pt" form:control-implementation="ooo:com.sun.star.form.component.NumericField" xml:id="control62" form:id="control62" form:tab-index="8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10pt" form:control-implementation="ooo:com.sun.star.form.component.NumericField" xml:id="control63" form:id="control63" form:tab-index="83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Bsomme" form:control-implementation="ooo:com.sun.star.form.component.NumericField" xml:id="control64" form:id="control64" form:tab-index="8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area form:name="B1just" form:control-implementation="ooo:com.sun.star.form.component.TextField" xml:id="control65" form:id="control65" form:tab-index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3just" form:control-implementation="ooo:com.sun.star.form.component.TextField" xml:id="control66" form:id="control66" form:tab-index="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4just" form:control-implementation="ooo:com.sun.star.form.component.TextField" xml:id="control67" form:id="control67" form:tab-index="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5just" form:control-implementation="ooo:com.sun.star.form.component.TextField" xml:id="control68" form:id="control68" form:tab-index="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6just" form:control-implementation="ooo:com.sun.star.form.component.TextField" xml:id="control69" form:id="control69" form:tab-index="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7just" form:control-implementation="ooo:com.sun.star.form.component.TextField" xml:id="control70" form:id="control70" form:tab-index="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8just" form:control-implementation="ooo:com.sun.star.form.component.TextField" xml:id="control71" form:id="control71" form:tab-index="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9just" form:control-implementation="ooo:com.sun.star.form.component.TextField" xml:id="control72" form:id="control72" form:tab-index="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10just" form:control-implementation="ooo:com.sun.star.form.component.TextField" xml:id="control73" form:id="control73" form:tab-index="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ormatted-text form:name="C1pt" form:control-implementation="ooo:com.sun.star.form.component.NumericField" xml:id="control74" form:id="control74" form:tab-index="8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2pt" form:control-implementation="ooo:com.sun.star.form.component.NumericField" xml:id="control75" form:id="control75" form:tab-index="9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3pt" form:control-implementation="ooo:com.sun.star.form.component.NumericField" xml:id="control76" form:id="control76" form:tab-index="9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4pt" form:control-implementation="ooo:com.sun.star.form.component.NumericField" xml:id="control77" form:id="control77" form:tab-index="9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5pt" form:control-implementation="ooo:com.sun.star.form.component.NumericField" xml:id="control78" form:id="control78" form:tab-index="9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6pt" form:control-implementation="ooo:com.sun.star.form.component.NumericField" xml:id="control79" form:id="control79" form:tab-index="9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7pt" form:control-implementation="ooo:com.sun.star.form.component.NumericField" xml:id="control80" form:id="control80" form:tab-index="10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8pt" form:control-implementation="ooo:com.sun.star.form.component.NumericField" xml:id="control81" form:id="control81" form:tab-index="10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9pt" form:control-implementation="ooo:com.sun.star.form.component.NumericField" xml:id="control82" form:id="control82" form:tab-index="10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10pt" form:control-implementation="ooo:com.sun.star.form.component.NumericField" xml:id="control83" form:id="control83" form:tab-index="10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somme" form:control-implementation="ooo:com.sun.star.form.component.NumericField" xml:id="control84" form:id="control84" form:tab-index="10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area form:name="C1just" form:control-implementation="ooo:com.sun.star.form.component.TextField" xml:id="control85" form:id="control85" form:tab-index="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2just" form:control-implementation="ooo:com.sun.star.form.component.TextField" xml:id="control86" form:id="control86" form:tab-index="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3just" form:control-implementation="ooo:com.sun.star.form.component.TextField" xml:id="control87" form:id="control87" form:tab-index="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4just" form:control-implementation="ooo:com.sun.star.form.component.TextField" xml:id="control88" form:id="control88" form:tab-index="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5just" form:control-implementation="ooo:com.sun.star.form.component.TextField" xml:id="control89" form:id="control89" form:tab-index="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6just" form:control-implementation="ooo:com.sun.star.form.component.TextField" xml:id="control90" form:id="control90" form:tab-index="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7just" form:control-implementation="ooo:com.sun.star.form.component.TextField" xml:id="control91" form:id="control91" form:tab-index="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8just" form:control-implementation="ooo:com.sun.star.form.component.TextField" xml:id="control92" form:id="control92" form:tab-index="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9just" form:control-implementation="ooo:com.sun.star.form.component.TextField" xml:id="control93" form:id="control93" form:tab-index="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10just" form:control-implementation="ooo:com.sun.star.form.component.TextField" xml:id="control94" form:id="control94" form:tab-index="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ormatted-text form:name="Contraction_Asomme" form:control-implementation="ooo:com.sun.star.form.component.NumericField" xml:id="control95" form:id="control95" form:tab-index="109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ontraction_Bsomme" form:control-implementation="ooo:com.sun.star.form.component.NumericField" xml:id="control96" form:id="control96" form:tab-index="11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ontraction_Csomme" form:control-implementation="ooo:com.sun.star.form.component.NumericField" xml:id="control97" form:id="control97" form:tab-index="11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ontraction_ABCsomme" form:control-implementation="ooo:com.sun.star.form.component.NumericField" xml:id="control98" form:id="control98" form:tab-index="11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ontraction_note" form:control-implementation="ooo:com.sun.star.form.component.NumericField" xml:id="control99" form:id="control99" form:tab-index="113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area form:name="remarque" form:control-implementation="ooo:com.sun.star.form.component.TextField" xml:id="control100" form:id="control100" form:tab-index="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headerCandidat1" form:control-implementation="ooo:com.sun.star.form.component.TextField" xml:id="control101" form:id="control10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f" form:control-implementation="ooo:com.sun.star.form.component.TextField" xml:id="control102" form:id="control10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4" form:control-implementation="ooo:com.sun.star.form.component.TextField" xml:id="control103" form:id="control103" form:tab-index="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5" form:control-implementation="ooo:com.sun.star.form.component.TextField" xml:id="control104" form:id="control104" form:tab-index="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jg" form:control-implementation="ooo:com.sun.star.form.component.GroupBox" xml:id="control105" form:id="control105"/>
          <form:text form:name="headerCandidat6" form:control-implementation="ooo:com.sun.star.form.component.TextField" xml:id="control106" form:id="control106" form:tab-index="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gf" form:control-implementation="ooo:com.sun.star.form.component.TextField" xml:id="control107" form:id="control107" form:tab-index="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gf" form:control-implementation="ooo:com.sun.star.form.component.TextField" xml:id="control108" form:id="control10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" form:control-implementation="ooo:com.sun.star.form.component.TextField" xml:id="control109" form:id="control109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" form:control-implementation="ooo:com.sun.star.form.component.TextField" xml:id="control110" form:id="control110" form:tab-index="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j" form:control-implementation="ooo:com.sun.star.form.component.TextField" xml:id="control111" form:id="control111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2" form:control-implementation="ooo:com.sun.star.form.component.TextField" xml:id="control112" form:id="control112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hj" form:control-implementation="ooo:com.sun.star.form.component.TextField" xml:id="control113" form:id="control113" form:tab-index="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3" form:control-implementation="ooo:com.sun.star.form.component.TextField" xml:id="control114" form:id="control114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B2just" form:control-implementation="ooo:com.sun.star.form.component.TextField" xml:id="control115" form:id="control115" form:tab-index="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headerCandidat3" form:control-implementation="ooo:com.sun.star.form.component.TextField" xml:id="control116" form:id="control116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3" form:control-implementation="ooo:com.sun.star.form.component.TextField" xml:id="control117" form:id="control1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3" form:control-implementation="ooo:com.sun.star.form.component.TextField" xml:id="control118" form:id="control118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erCandidat3" form:control-implementation="ooo:com.sun.star.form.component.TextField" xml:id="control119" form:id="control119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3" draw:z-index="118" draw:name="headerCandidat 17" draw:style-name="gr1" draw:text-style-name="P67" svg:width="2.585cm" svg:height="0.301cm" svg:x="15.9cm" svg:y="1.799cm" draw:control="control119"/>
      <draw:control text:anchor-type="page" text:anchor-page-number="3" draw:z-index="117" draw:name="headerCandidat 16" draw:style-name="gr1" draw:text-style-name="P67" svg:width="2.585cm" svg:height="0.301cm" svg:x="15.9cm" svg:y="1.799cm" draw:control="control118"/>
      <draw:control text:anchor-type="page" text:anchor-page-number="3" draw:z-index="116" draw:name="headerCandidat 15" draw:style-name="gr2" draw:text-style-name="P68" svg:width="2.585cm" svg:height="0.302cm" svg:x="15.868cm" svg:y="1.799cm" draw:control="control117"/>
      <draw:control text:anchor-type="page" text:anchor-page-number="3" draw:z-index="115" draw:name="headerCandidat 14" draw:style-name="gr1" draw:text-style-name="P67" svg:width="2.585cm" svg:height="0.301cm" svg:x="15.9cm" svg:y="1.799cm" draw:control="control116"/>
      <draw:control text:anchor-type="page" text:anchor-page-number="3" draw:z-index="113" draw:name="headerCandidat 13" draw:style-name="gr1" draw:text-style-name="P67" svg:width="2.585cm" svg:height="0.301cm" svg:x="15.9cm" svg:y="1.799cm" draw:control="control114"/>
      <draw:control text:anchor-type="page" text:anchor-page-number="3" draw:z-index="112" draw:name="headerCandidat 12" draw:style-name="gr4" draw:text-style-name="P69" svg:width="2.5cm" svg:height="0.301cm" svg:x="15.9cm" svg:y="1.799cm" draw:control="control113"/>
      <draw:control text:anchor-type="page" text:anchor-page-number="2" draw:z-index="111" draw:name="headerCandidat 1" draw:style-name="gr1" draw:text-style-name="P67" svg:width="2.585cm" svg:height="0.301cm" svg:x="15.9cm" svg:y="1.799cm" draw:control="control112"/>
      <draw:control text:anchor-type="page" text:anchor-page-number="3" draw:z-index="110" draw:name="headerCandidat 11" draw:style-name="gr1" draw:text-style-name="P67" svg:width="2.585cm" svg:height="0.301cm" svg:x="15.9cm" svg:y="1.854cm" draw:control="control111"/>
      <draw:control text:anchor-type="page" text:anchor-page-number="3" draw:z-index="109" draw:name="headerCandidat 10" draw:style-name="gr4" draw:text-style-name="P69" svg:width="2.5cm" svg:height="0.5cm" svg:x="15.9cm" svg:y="1.649cm" draw:control="control110"/>
      <draw:control text:anchor-type="page" text:anchor-page-number="3" draw:z-index="108" draw:name="headerCandidat 9" draw:style-name="gr5" draw:text-style-name="P69" svg:width="2.585cm" svg:height="0.502cm" svg:x="15.9cm" svg:y="1.649cm" draw:control="control109"/>
      <draw:control text:anchor-type="page" text:anchor-page-number="3" draw:z-index="107" draw:name="headerCandidat 8" draw:style-name="gr5" draw:text-style-name="P69" svg:width="2.585cm" svg:height="0.502cm" svg:x="15.9cm" svg:y="1.649cm" draw:control="control108"/>
      <draw:control text:anchor-type="page" text:anchor-page-number="3" draw:z-index="106" draw:name="headerCandidat 7" draw:style-name="gr6" draw:text-style-name="P69" svg:width="2.5cm" svg:height="0.5cm" svg:x="15.9cm" svg:y="1.649cm" draw:control="control107"/>
      <draw:control text:anchor-type="page" text:anchor-page-number="6" draw:z-index="105" draw:name="headerCandidat 6" draw:style-name="gr7" draw:text-style-name="P67" svg:width="2.5cm" svg:height="0.301cm" svg:x="15.9cm" svg:y="1.799cm" draw:control="control106"/>
      <draw:control text:anchor-type="page" text:anchor-page-number="3" draw:z-index="104" draw:name="headerCandidat 5" draw:style-name="gr8" draw:text-style-name="P70" svg:width="2.585cm" svg:height="0.502cm" svg:x="15.9cm" svg:y="1.649cm" draw:control="control105"/>
      <draw:control text:anchor-type="page" text:anchor-page-number="5" draw:z-index="103" draw:name="headerCandidat 4" draw:style-name="gr9" draw:text-style-name="P67" svg:width="2.5cm" svg:height="0.301cm" svg:x="15.9cm" svg:y="1.799cm" draw:control="control104"/>
      <draw:control text:anchor-type="page" text:anchor-page-number="4" draw:z-index="102" draw:name="headerCandidat 3" draw:style-name="gr4" draw:text-style-name="P69" svg:width="2.5cm" svg:height="0.301cm" svg:x="15.9cm" svg:y="1.799cm" draw:control="control103"/>
      <draw:control text:anchor-type="page" text:anchor-page-number="1" draw:z-index="101" draw:name="headerCandidat" draw:style-name="gr2" draw:text-style-name="P68" svg:width="2.585cm" svg:height="0.302cm" svg:x="15.868cm" svg:y="1.799cm" draw:control="control101"/>
      <draw:control text:anchor-type="page" text:anchor-page-number="3" draw:z-index="0" draw:name="headerCandidat 2" draw:style-name="gr6" draw:text-style-name="P69" svg:width="2.5cm" svg:height="0.5cm" svg:x="15.9cm" svg:y="1.649cm" draw:control="control102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 loext:marker-style-name="T4"><text:span text:style-name="T4">Entreprise formatrice/Chef de Projet</text:span><text:span text:style-name="T4"/></text:p>
            <text:p text:style-name="P60" loext:marker-style-name="T4"><draw:control text:anchor-type="as-char" draw:z-index="1" draw:name="Forme1" draw:style-name="gr14" draw:text-style-name="P74" svg:width="7.556cm" svg:height="0.636cm" draw:control="control1"/></text:p>
          </table:table-cell>
          <table:table-cell table:style-name="Tableau1.A1" office:value-type="string">
            <text:p text:style-name="P4" loext:marker-style-name="T4"><text:span text:style-name="T4">Candidat/-e</text:span></text:p>
            <text:p text:style-name="P4" loext:marker-style-name="T4"><draw:control text:anchor-type="as-char" draw:z-index="2" draw:name="Forme2" draw:style-name="gr14" draw:text-style-name="P74" svg:width="7.556cm" svg:height="0.636cm" draw:control="control2"/></text:p>
          </table:table-cell>
        </table:table-row>
        <table:table-row table:style-name="Tableau1.1">
          <table:table-cell table:style-name="Tableau1.A1" office:value-type="string">
            <text:p text:style-name="P3">Téléphone :<text:span text:style-name="T4"> </text:span><draw:control text:anchor-type="as-char" draw:z-index="3" draw:name="Forme3" draw:style-name="gr14" draw:text-style-name="P74" svg:width="7.556cm" svg:height="0.636cm" draw:control="control3"/></text:p>
          </table:table-cell>
          <table:table-cell table:style-name="Tableau1.A1" office:value-type="string">
            <text:p text:style-name="P4">Téléphone :</text:p>
            <text:p text:style-name="P4"><draw:control text:anchor-type="as-char" draw:z-index="4" draw:name="Forme4" draw:style-name="gr14" draw:text-style-name="P74" svg:width="7.556cm" svg:height="0.636cm" draw:control="control4"/></text:p>
          </table:table-cell>
        </table:table-row>
        <table:table-row table:style-name="Tableau1.1">
          <table:table-cell table:style-name="Tableau1.A1" office:value-type="string">
            <text:p text:style-name="P3">Email : </text:p>
            <text:p text:style-name="P3"><draw:control text:anchor-type="as-char" draw:z-index="5" draw:name="Forme5" draw:style-name="gr14" draw:text-style-name="P74" svg:width="7.556cm" svg:height="0.636cm" draw:control="control5"/></text:p>
          </table:table-cell>
          <table:table-cell table:style-name="Tableau1.A1" office:value-type="string">
            <text:p text:style-name="P4">Email :</text:p>
            <text:p text:style-name="P4"><draw:control text:anchor-type="as-char" draw:z-index="6" draw:name="Forme6" draw:style-name="gr14" draw:text-style-name="P74" svg:width="7.556cm" svg:height="0.636cm" draw:control="control6"/></text:p>
          </table:table-cell>
        </table:table-row>
        <table:table-row table:style-name="Tableau1.4">
          <table:table-cell table:style-name="Tableau1.A4" office:value-type="string">
            <text:p text:style-name="P61" loext:marker-style-name="T4"/>
          </table:table-cell>
          <table:table-cell table:style-name="Tableau1.A4" office:value-type="string">
            <text:p text:style-name="P20" loext:marker-style-name="T4"/>
          </table:table-cell>
        </table:table-row>
        <table:table-row table:style-name="Tableau1.1">
          <table:table-cell table:style-name="Tableau1.A1" office:value-type="string">
            <text:p text:style-name="P3" loext:marker-style-name="T4"><text:span text:style-name="T4">Expert 1 </text:span><text:span text:style-name="T4"/></text:p>
            <text:p text:style-name="P3"><draw:control text:anchor-type="as-char" draw:z-index="7" draw:name="Forme7" draw:style-name="gr14" draw:text-style-name="P74" svg:width="7.556cm" svg:height="0.636cm" draw:control="control7"/></text:p>
          </table:table-cell>
          <table:table-cell table:style-name="Tableau1.A1" office:value-type="string">
            <text:p text:style-name="P4" loext:marker-style-name="T4"><text:span text:style-name="T4">Expert 2 </text:span><text:span text:style-name="T4"/></text:p>
            <text:p text:style-name="P4"><draw:control text:anchor-type="as-char" draw:z-index="8" draw:name="Forme8" draw:style-name="gr14" draw:text-style-name="P74" svg:width="7.556cm" svg:height="0.636cm" draw:control="control8"/></text:p>
          </table:table-cell>
        </table:table-row>
        <table:table-row table:style-name="Tableau1.1">
          <table:table-cell table:style-name="Tableau1.A1" office:value-type="string">
            <text:p text:style-name="P3">Téléphone :</text:p>
            <text:p text:style-name="P3"><draw:control text:anchor-type="as-char" draw:z-index="9" draw:name="Forme9" draw:style-name="gr14" draw:text-style-name="P74" svg:width="7.556cm" svg:height="0.636cm" draw:control="control9"/></text:p>
          </table:table-cell>
          <table:table-cell table:style-name="Tableau1.A1" office:value-type="string">
            <text:p text:style-name="P4">Téléphone : </text:p>
            <text:p text:style-name="P4"><draw:control text:anchor-type="as-char" draw:z-index="10" draw:name="Forme10" draw:style-name="gr14" draw:text-style-name="P74" svg:width="7.556cm" svg:height="0.636cm" draw:control="control10"/></text:p>
          </table:table-cell>
        </table:table-row>
        <table:table-row table:style-name="Tableau1.1">
          <table:table-cell table:style-name="Tableau1.A1" office:value-type="string">
            <text:p text:style-name="P3">Email :</text:p>
            <text:p text:style-name="P3"><draw:control text:anchor-type="as-char" draw:z-index="11" draw:name="Forme11" draw:style-name="gr14" draw:text-style-name="P74" svg:width="7.556cm" svg:height="0.636cm" draw:control="control11"/></text:p>
          </table:table-cell>
          <table:table-cell table:style-name="Tableau1.A1" office:value-type="string">
            <text:p text:style-name="P4">Email :</text:p>
            <text:p text:style-name="P4"><draw:control text:anchor-type="as-char" draw:z-index="12" draw:name="Forme12" draw:style-name="gr14" draw:text-style-name="P74" svg:width="7.556cm" svg:height="0.636cm" draw:control="control12"/></text:p>
          </table:table-cell>
        </table:table-row>
      </table:table>
      <text:p text:style-name="P36"/>
      <text:p text:style-name="P36">Ce document ne doit en aucun cas être montré au candidat après l’attribution des points.</text:p>
      <text:p text:style-name="P44">Conseils pour l’évaluation et l’attribution de la note</text:p>
      <text:p text:style-name="P48">Documentation</text:p>
      <text:p text:style-name="P38">Les experts/expertes traitent tous les documents de manière confidentielle. La conservation des dossiers est régie par le droit cantonal. <text:s/></text:p>
      <text:p text:style-name="P48">Evaluation</text:p>
      <text:p text:style-name="P39">Le/la chef/-e de projet du TPI et les experts/expertes évaluent les compétences professionnelles élargies, le résultat et les compétences professionnelles.</text:p>
      <text:p text:style-name="P37">L’évaluation du TPI est répartie comme suit :</text:p>
      <text:p text:style-name="P40"><text:span text:style-name="T4">Partie A:</text:span> Compétences professionnelles (20 critères)</text:p>
      <text:list text:style-name="WWNum1">
        <text:list-item>
          <text:p text:style-name="P63">6 critères relatifs à l’analyse et au concept <text:s/></text:p>
        </text:list-item>
        <text:list-item>
          <text:p text:style-name="P64">7 critères relatifs à la réalisation, aux tests et au résultats du TPI <text:s/></text:p>
        </text:list-item>
        <text:list-item>
          <text:p text:style-name="P65">7 critères spécifiques à la tâche demandée par le supérieur professionnel </text:p>
        </text:list-item>
      </text:list>
      <text:p text:style-name="Standard"/>
      <text:p text:style-name="P42"><text:span text:style-name="T4">Partie B:</text:span> Documentation / rapport du TPI (10 critères) </text:p>
      <text:p text:style-name="P41"><text:span text:style-name="T4">Partie C:</text:span> Entretien professionnel et présentation (10 critères) </text:p>
      <text:p text:style-name="P66" loext:marker-style-name="T5"/>
      <text:h text:style-name="P34" text:outline-level="1">Partie A: Compétences professionnelle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6">Question</text:p>
          </table:table-cell>
          <table:table-cell table:style-name="Tableau2.A1" office:value-type="string">
            <text:p text:style-name="P46">Pt</text:p>
          </table:table-cell>
          <table:table-cell table:style-name="Tableau2.A1" office:value-type="string">
            <text:p text:style-name="P46">Justification</text:p>
          </table:table-cell>
        </table:table-row>
        <table:table-row table:style-name="Tableau2.2">
          <table:table-cell table:style-name="Tableau2.A2" office:value-type="string">
            <text:p text:style-name="P4">A1 </text:p>
          </table:table-cell>
          <table:table-cell table:style-name="Tableau2.B2" office:value-type="string">
            <text:p text:style-name="P21">Gestion de projet et planification </text:p>
          </table:table-cell>
          <table:table-cell table:style-name="Tableau2.C2" office:value-type="string">
            <text:p text:style-name="P8"><draw:control text:anchor-type="as-char" svg:y="0cm" draw:z-index="13" draw:name="Contrôle 1" draw:style-name="gr13" draw:text-style-name="P73" svg:width="0.701cm" svg:height="1.601cm" draw:control="control13"/></text:p>
          </table:table-cell>
          <table:table-cell table:style-name="Tableau2.D2" office:value-type="string">
            <text:p text:style-name="P10"><draw:control text:anchor-type="as-char" svg:y="0cm" draw:z-index="34" draw:name="Contrôle 23" draw:style-name="gr13" draw:text-style-name="P69" svg:width="7.002cm" svg:height="1.5cm" draw:control="control34"/></text:p>
          </table:table-cell>
        </table:table-row>
        <table:table-row table:style-name="Tableau2.2">
          <table:table-cell table:style-name="Tableau2.A3" office:value-type="string">
            <text:p text:style-name="P4">A2 </text:p>
          </table:table-cell>
          <table:table-cell table:style-name="Tableau2.B3" office:value-type="string">
            <text:p text:style-name="P21">Acquisition du savoir </text:p>
          </table:table-cell>
          <table:table-cell table:style-name="Tableau2.C3" office:value-type="string">
            <text:p text:style-name="P5"><draw:control text:anchor-type="as-char" svg:y="0cm" draw:z-index="14" draw:name="Contrôle 2" draw:style-name="gr11" draw:text-style-name="P73" svg:width="0.6cm" svg:height="1.701cm" draw:control="control14"/></text:p>
          </table:table-cell>
          <table:table-cell table:style-name="Tableau2.D3" office:value-type="string">
            <text:p text:style-name="P10"><draw:control text:anchor-type="as-char" svg:y="0cm" draw:z-index="35" draw:name="Contrôle 24" draw:style-name="gr3" draw:text-style-name="P69" svg:width="7.002cm" svg:height="1.5cm" draw:control="control35"/></text:p>
          </table:table-cell>
        </table:table-row>
        <table:table-row table:style-name="Tableau2.2">
          <table:table-cell table:style-name="Tableau2.A4" office:value-type="string">
            <text:p text:style-name="P4">A3 </text:p>
          </table:table-cell>
          <table:table-cell table:style-name="Tableau2.B4" office:value-type="string">
            <text:p text:style-name="P21">Calendrier / planification</text:p>
          </table:table-cell>
          <table:table-cell table:style-name="Tableau2.C4" office:value-type="string">
            <text:p text:style-name="P5"><draw:control text:anchor-type="as-char" svg:y="0cm" draw:z-index="15" draw:name="Contrôle 3" draw:style-name="gr11" draw:text-style-name="P73" svg:width="0.701cm" svg:height="1.601cm" draw:control="control15"/></text:p>
          </table:table-cell>
          <table:table-cell table:style-name="Tableau2.D4" office:value-type="string">
            <text:p text:style-name="P10"><draw:control text:anchor-type="as-char" svg:y="0cm" draw:z-index="36" draw:name="Contrôle 25" draw:style-name="gr3" draw:text-style-name="P69" svg:width="7.002cm" svg:height="1.5cm" draw:control="control36"/></text:p>
          </table:table-cell>
        </table:table-row>
        <table:table-row table:style-name="Tableau2.2">
          <table:table-cell table:style-name="Tableau2.A5" office:value-type="string">
            <text:p text:style-name="P4">A4 </text:p>
          </table:table-cell>
          <table:table-cell table:style-name="Tableau2.B5" office:value-type="string">
            <text:p text:style-name="P21">Compréhension conceptuelle</text:p>
          </table:table-cell>
          <table:table-cell table:style-name="Tableau2.C5" office:value-type="string">
            <text:p text:style-name="P8"><draw:control text:anchor-type="as-char" svg:y="0cm" draw:z-index="16" draw:name="Contrôle 5" draw:style-name="gr11" draw:text-style-name="P73" svg:width="0.701cm" svg:height="1.601cm" draw:control="control16"/></text:p>
          </table:table-cell>
          <table:table-cell table:style-name="Tableau2.D5" office:value-type="string">
            <text:p text:style-name="P10"><draw:control text:anchor-type="as-char" svg:y="-0.064cm" draw:z-index="37" draw:name="Contrôle 26" draw:style-name="gr3" draw:text-style-name="P69" svg:width="7.025cm" svg:height="1.507cm" draw:control="control37"/></text:p>
          </table:table-cell>
        </table:table-row>
        <table:table-row table:style-name="Tableau2.2">
          <table:table-cell table:style-name="Tableau2.A6" office:value-type="string">
            <text:p text:style-name="P4">A5 </text:p>
          </table:table-cell>
          <table:table-cell table:style-name="Tableau2.B6" office:value-type="string">
            <text:p text:style-name="P25">Environnement de projet : limites du système / interfaces avec le </text:p>
            <text:p text:style-name="P21">monde extérieur</text:p>
          </table:table-cell>
          <table:table-cell table:style-name="Tableau2.C6" office:value-type="string">
            <text:p text:style-name="P8"><draw:control text:anchor-type="as-char" svg:y="0cm" draw:z-index="17" draw:name="Contrôle 6" draw:style-name="gr11" draw:text-style-name="P73" svg:width="0.701cm" svg:height="1.601cm" draw:control="control17"/></text:p>
          </table:table-cell>
          <table:table-cell table:style-name="Tableau2.D6" office:value-type="string">
            <text:p text:style-name="P10"><draw:control text:anchor-type="as-char" svg:y="0cm" draw:z-index="38" draw:name="Contrôle 27" draw:style-name="gr3" draw:text-style-name="P69" svg:width="7.002cm" svg:height="1.5cm" draw:control="control38"/></text:p>
          </table:table-cell>
        </table:table-row>
        <table:table-row table:style-name="Tableau2.2">
          <table:table-cell table:style-name="Tableau2.A7" office:value-type="string">
            <text:p text:style-name="P4">A6 </text:p>
          </table:table-cell>
          <table:table-cell table:style-name="Tableau2.B7" office:value-type="string">
            <text:p text:style-name="P25">Test de la solution (planification et exécution)</text:p>
          </table:table-cell>
          <table:table-cell table:style-name="Tableau2.C7" office:value-type="string">
            <text:p text:style-name="P8"><draw:control text:anchor-type="as-char" svg:y="0cm" draw:z-index="18" draw:name="Contrôle 7" draw:style-name="gr11" draw:text-style-name="P73" svg:width="0.701cm" svg:height="1.601cm" draw:control="control18"/></text:p>
          </table:table-cell>
          <table:table-cell table:style-name="Tableau2.D7" office:value-type="string">
            <text:p text:style-name="P10"><draw:control text:anchor-type="as-char" svg:y="0cm" draw:z-index="39" draw:name="Contrôle 28" draw:style-name="gr3" draw:text-style-name="P69" svg:width="7.002cm" svg:height="1.5cm" draw:control="control39"/></text:p>
          </table:table-cell>
        </table:table-row>
        <table:table-row table:style-name="Tableau2.2">
          <table:table-cell table:style-name="Tableau2.A8" office:value-type="string">
            <text:p text:style-name="P4">A7 </text:p>
          </table:table-cell>
          <table:table-cell table:style-name="Tableau2.B8" office:value-type="string">
            <text:p text:style-name="P26">Volonté de performance / engagement / attitude au travail / </text:p>
            <text:p text:style-name="P21">mise en œuvre </text:p>
          </table:table-cell>
          <table:table-cell table:style-name="Tableau2.C8" office:value-type="string">
            <text:p text:style-name="P8"><draw:control text:anchor-type="as-char" svg:y="0cm" draw:z-index="19" draw:name="Contrôle 8" draw:style-name="gr11" draw:text-style-name="P73" svg:width="0.701cm" svg:height="1.601cm" draw:control="control19"/></text:p>
          </table:table-cell>
          <table:table-cell table:style-name="Tableau2.D8" office:value-type="string">
            <text:p text:style-name="P10"><draw:control text:anchor-type="as-char" svg:y="0cm" draw:z-index="40" draw:name="Contrôle 29" draw:style-name="gr3" draw:text-style-name="P69" svg:width="7.002cm" svg:height="1.5cm" draw:control="control40"/></text:p>
          </table:table-cell>
        </table:table-row>
        <table:table-row table:style-name="Tableau2.2">
          <table:table-cell table:style-name="Tableau2.A9" office:value-type="string">
            <text:p text:style-name="P4">A8 </text:p>
          </table:table-cell>
          <table:table-cell table:style-name="Tableau2.B9" office:value-type="string">
            <text:p text:style-name="P21">Autonomie de travail </text:p>
          </table:table-cell>
          <table:table-cell table:style-name="Tableau2.C9" office:value-type="string">
            <text:p text:style-name="P8"><draw:control text:anchor-type="as-char" svg:y="0cm" draw:z-index="20" draw:name="Contrôle 9" draw:style-name="gr11" draw:text-style-name="P73" svg:width="0.701cm" svg:height="1.601cm" draw:control="control20"/></text:p>
          </table:table-cell>
          <table:table-cell table:style-name="Tableau2.D9" office:value-type="string">
            <text:p text:style-name="P10"><draw:control text:anchor-type="as-char" svg:y="0cm" draw:z-index="41" draw:name="Contrôle 30" draw:style-name="gr3" draw:text-style-name="P69" svg:width="7.002cm" svg:height="1.5cm" draw:control="control41"/></text:p>
          </table:table-cell>
        </table:table-row>
        <table:table-row table:style-name="Tableau2.2">
          <table:table-cell table:style-name="Tableau2.A10" office:value-type="string">
            <text:p text:style-name="P4">A9 </text:p>
          </table:table-cell>
          <table:table-cell table:style-name="Tableau2.B10" office:value-type="string">
            <text:p text:style-name="P25">Connaissances professionnelles et application adéquate </text:p>
          </table:table-cell>
          <table:table-cell table:style-name="Tableau2.C10" office:value-type="string">
            <text:p text:style-name="P8"><draw:control text:anchor-type="as-char" svg:y="0cm" draw:z-index="21" draw:name="Contrôle 10" draw:style-name="gr11" draw:text-style-name="P73" svg:width="0.701cm" svg:height="1.601cm" draw:control="control21"/></text:p>
          </table:table-cell>
          <table:table-cell table:style-name="Tableau2.D10" office:value-type="string">
            <text:p text:style-name="P10"><draw:control text:anchor-type="as-char" svg:y="0cm" draw:z-index="42" draw:name="Contrôle 31" draw:style-name="gr3" draw:text-style-name="P69" svg:width="7.002cm" svg:height="1.5cm" draw:control="control42"/></text:p>
          </table:table-cell>
        </table:table-row>
        <table:table-row table:style-name="Tableau2.2">
          <table:table-cell table:style-name="Tableau2.A11" office:value-type="string">
            <text:p text:style-name="P4">A10 </text:p>
          </table:table-cell>
          <table:table-cell table:style-name="Tableau2.B11" office:value-type="string">
            <text:p text:style-name="P21">Utilisation du jargon / terminologie </text:p>
            <text:p text:style-name="P21">métier appropriée </text:p>
          </table:table-cell>
          <table:table-cell table:style-name="Tableau2.C11" office:value-type="string">
            <text:p text:style-name="P8"><draw:control text:anchor-type="as-char" svg:y="0cm" draw:z-index="22" draw:name="Contrôle 11" draw:style-name="gr11" draw:text-style-name="P73" svg:width="0.701cm" svg:height="1.601cm" draw:control="control22"/></text:p>
          </table:table-cell>
          <table:table-cell table:style-name="Tableau2.D11" office:value-type="string">
            <text:p text:style-name="P10"><draw:control text:anchor-type="as-char" svg:y="0cm" draw:z-index="43" draw:name="Contrôle 32" draw:style-name="gr3" draw:text-style-name="P69" svg:width="7.002cm" svg:height="1.5cm" draw:control="control43"/></text:p>
          </table:table-cell>
        </table:table-row>
        <table:table-row table:style-name="Tableau2.2">
          <table:table-cell table:style-name="Tableau2.A12" office:value-type="string">
            <text:p text:style-name="P4">A11 </text:p>
          </table:table-cell>
          <table:table-cell table:style-name="Tableau2.B12" office:value-type="string">
            <text:p text:style-name="P28">Procédure de travail et méthode professionnelle </text:p>
          </table:table-cell>
          <table:table-cell table:style-name="Tableau2.C12" office:value-type="string">
            <text:p text:style-name="P8"><draw:control text:anchor-type="as-char" svg:y="0cm" draw:z-index="23" draw:name="Contrôle 12" draw:style-name="gr11" draw:text-style-name="P73" svg:width="0.701cm" svg:height="1.601cm" draw:control="control23"/></text:p>
          </table:table-cell>
          <table:table-cell table:style-name="Tableau2.D12" office:value-type="string">
            <text:p text:style-name="P10"><draw:control text:anchor-type="as-char" svg:y="0cm" draw:z-index="44" draw:name="Contrôle 33" draw:style-name="gr3" draw:text-style-name="P69" svg:width="7.002cm" svg:height="1.5cm" draw:control="control44"/></text:p>
          </table:table-cell>
        </table:table-row>
        <table:table-row table:style-name="Tableau2.2">
          <table:table-cell table:style-name="Tableau2.A13" office:value-type="string">
            <text:p text:style-name="P4">A12 </text:p>
          </table:table-cell>
          <table:table-cell table:style-name="Tableau2.B13" office:value-type="string">
            <text:p text:style-name="P27">Organisation des résultats du travail </text:p>
          </table:table-cell>
          <table:table-cell table:style-name="Tableau2.C13" office:value-type="string">
            <text:p text:style-name="P9"><draw:control text:anchor-type="as-char" svg:y="0cm" draw:z-index="24" draw:name="Contrôle 13" draw:style-name="gr11" draw:text-style-name="P73" svg:width="0.701cm" svg:height="1.601cm" draw:control="control24"/></text:p>
          </table:table-cell>
          <table:table-cell table:style-name="Tableau2.D13" office:value-type="string">
            <text:p text:style-name="P11"><draw:control text:anchor-type="as-char" svg:y="-0.064cm" draw:z-index="45" draw:name="Contrôle 34" draw:style-name="gr3" draw:text-style-name="P69" svg:width="7.002cm" svg:height="1.5cm" draw:control="control45"/></text:p>
          </table:table-cell>
        </table:table-row>
        <text:soft-page-break/>
        <table:table-row table:style-name="Tableau2.2">
          <table:table-cell table:style-name="Tableau2.A14" office:value-type="string">
            <text:p text:style-name="P4">A13 </text:p>
          </table:table-cell>
          <table:table-cell table:style-name="Tableau2.B14" office:value-type="string">
            <text:p text:style-name="P20">Performance </text:p>
          </table:table-cell>
          <table:table-cell table:style-name="Tableau2.C14" office:value-type="string">
            <text:p text:style-name="P9"><draw:control text:anchor-type="as-char" svg:y="0cm" draw:z-index="25" draw:name="Contrôle 14" draw:style-name="gr11" draw:text-style-name="P73" svg:width="0.701cm" svg:height="1.601cm" draw:control="control25"/></text:p>
          </table:table-cell>
          <table:table-cell table:style-name="Tableau2.D14" office:value-type="string">
            <text:p text:style-name="P11"><draw:control text:anchor-type="as-char" svg:y="0cm" draw:z-index="46" draw:name="Contrôle 35" draw:style-name="gr12" draw:text-style-name="P69" svg:width="7.002cm" svg:height="1.5cm" draw:control="control46"/></text:p>
          </table:table-cell>
        </table:table-row>
        <table:table-row table:style-name="Tableau2.2">
          <table:table-cell table:style-name="Tableau2.A15" office:value-type="string">
            <text:p text:style-name="P4">A14 </text:p>
          </table:table-cell>
          <table:table-cell table:style-name="Tableau2.B15" office:value-type="string">
            <text:p text:style-name="P15"><text:span text:style-name="T4">Point techniques évalués spécifiques au projet </text:span><text:span text:style-name="T6">(Point 8.1 du CdC) </text:span></text:p>
          </table:table-cell>
          <table:table-cell table:style-name="Tableau2.C15" office:value-type="string">
            <text:p text:style-name="P9"><draw:control text:anchor-type="as-char" svg:y="0cm" draw:z-index="26" draw:name="Contrôle 15" draw:style-name="gr11" draw:text-style-name="P73" svg:width="0.706cm" svg:height="1.601cm" draw:control="control26"/></text:p>
          </table:table-cell>
          <table:table-cell table:style-name="Tableau2.D15" office:value-type="string">
            <text:p text:style-name="P11"><draw:control text:anchor-type="as-char" svg:y="0cm" draw:z-index="47" draw:name="Contrôle 36" draw:style-name="gr3" draw:text-style-name="P69" svg:width="7.002cm" svg:height="1.5cm" draw:control="control47"/></text:p>
          </table:table-cell>
        </table:table-row>
        <table:table-row table:style-name="Tableau2.2">
          <table:table-cell table:style-name="Tableau2.A16" office:value-type="string">
            <text:p text:style-name="P4">A15 </text:p>
          </table:table-cell>
          <table:table-cell table:style-name="Tableau2.B16" office:value-type="string">
            <text:p text:style-name="P15"><text:span text:style-name="T4">Point techniques évalués spécifiques au projet </text:span><text:span text:style-name="T6">(Point 8.2 du CdC) </text:span></text:p>
          </table:table-cell>
          <table:table-cell table:style-name="Tableau2.C16" office:value-type="string">
            <text:p text:style-name="P9"><draw:control text:anchor-type="as-char" svg:y="0cm" draw:z-index="27" draw:name="Contrôle 16" draw:style-name="gr11" draw:text-style-name="P73" svg:width="0.701cm" svg:height="1.601cm" draw:control="control27"/></text:p>
          </table:table-cell>
          <table:table-cell table:style-name="Tableau2.D16" office:value-type="string">
            <text:p text:style-name="P11"><draw:control text:anchor-type="as-char" svg:y="0cm" draw:z-index="48" draw:name="Contrôle 37" draw:style-name="gr3" draw:text-style-name="P69" svg:width="7.002cm" svg:height="1.5cm" draw:control="control48"/></text:p>
          </table:table-cell>
        </table:table-row>
        <table:table-row table:style-name="Tableau2.2">
          <table:table-cell table:style-name="Tableau2.A17" office:value-type="string">
            <text:p text:style-name="P4">A16 </text:p>
          </table:table-cell>
          <table:table-cell table:style-name="Tableau2.B17" office:value-type="string">
            <text:p text:style-name="P15"><text:span text:style-name="T4">Point techniques évalués spécifiques au projet </text:span><text:span text:style-name="T6">(Point 8.3 du CdC)</text:span></text:p>
          </table:table-cell>
          <table:table-cell table:style-name="Tableau2.C17" office:value-type="string">
            <text:p text:style-name="P9"><draw:control text:anchor-type="as-char" svg:y="0cm" draw:z-index="28" draw:name="Contrôle 17" draw:style-name="gr11" draw:text-style-name="P73" svg:width="0.701cm" svg:height="1.601cm" draw:control="control28"/></text:p>
          </table:table-cell>
          <table:table-cell table:style-name="Tableau2.D17" office:value-type="string">
            <text:p text:style-name="P11"><draw:control text:anchor-type="as-char" svg:y="0cm" draw:z-index="49" draw:name="Contrôle 38" draw:style-name="gr3" draw:text-style-name="P69" svg:width="7.002cm" svg:height="1.5cm" draw:control="control49"/></text:p>
          </table:table-cell>
        </table:table-row>
        <table:table-row table:style-name="Tableau2.2">
          <table:table-cell table:style-name="Tableau2.A18" office:value-type="string">
            <text:p text:style-name="P4">A17 </text:p>
          </table:table-cell>
          <table:table-cell table:style-name="Tableau2.B18" office:value-type="string">
            <text:p text:style-name="P15"><text:span text:style-name="T4">Point techniques évalués spécifiques au projet </text:span><text:span text:style-name="T6">(Point 8.4 du CdC) </text:span></text:p>
          </table:table-cell>
          <table:table-cell table:style-name="Tableau2.C18" office:value-type="string">
            <text:p text:style-name="P9"><draw:control text:anchor-type="as-char" svg:y="0cm" draw:z-index="29" draw:name="Contrôle 18" draw:style-name="gr11" draw:text-style-name="P73" svg:width="0.701cm" svg:height="1.601cm" draw:control="control29"/></text:p>
          </table:table-cell>
          <table:table-cell table:style-name="Tableau2.D18" office:value-type="string">
            <text:p text:style-name="P11"><draw:control text:anchor-type="as-char" svg:y="0cm" draw:z-index="50" draw:name="Contrôle 39" draw:style-name="gr3" draw:text-style-name="P69" svg:width="7.002cm" svg:height="1.5cm" draw:control="control50"/></text:p>
          </table:table-cell>
        </table:table-row>
        <table:table-row table:style-name="Tableau2.2">
          <table:table-cell table:style-name="Tableau2.A19" office:value-type="string">
            <text:p text:style-name="P4">A18 </text:p>
          </table:table-cell>
          <table:table-cell table:style-name="Tableau2.B19" office:value-type="string">
            <text:p text:style-name="P15"><text:span text:style-name="T4">Point techniques évalués spécifiques au projet </text:span><text:span text:style-name="T6">(Point 8.5 du CdC) </text:span></text:p>
          </table:table-cell>
          <table:table-cell table:style-name="Tableau2.C19" office:value-type="string">
            <text:p text:style-name="P9"><draw:control text:anchor-type="as-char" svg:y="0cm" draw:z-index="30" draw:name="Contrôle 19" draw:style-name="gr11" draw:text-style-name="P73" svg:width="0.701cm" svg:height="1.601cm" draw:control="control30"/></text:p>
          </table:table-cell>
          <table:table-cell table:style-name="Tableau2.D19" office:value-type="string">
            <text:p text:style-name="P11"><draw:control text:anchor-type="as-char" svg:y="0cm" draw:z-index="51" draw:name="Contrôle 40" draw:style-name="gr3" draw:text-style-name="P69" svg:width="7.002cm" svg:height="1.5cm" draw:control="control51"/></text:p>
          </table:table-cell>
        </table:table-row>
        <table:table-row table:style-name="Tableau2.2">
          <table:table-cell table:style-name="Tableau2.A20" office:value-type="string">
            <text:p text:style-name="P4">A19 </text:p>
          </table:table-cell>
          <table:table-cell table:style-name="Tableau2.B20" office:value-type="string">
            <text:p text:style-name="P16"><text:span text:style-name="T4">Point techniques évalués spécifiques au projet </text:span><text:span text:style-name="T6">(Point 8.6 du CdC) </text:span></text:p>
          </table:table-cell>
          <table:table-cell table:style-name="Tableau2.C20" office:value-type="string">
            <text:p text:style-name="P9"><draw:control text:anchor-type="as-char" svg:y="0cm" draw:z-index="31" draw:name="Contrôle 20" draw:style-name="gr11" draw:text-style-name="P73" svg:width="0.701cm" svg:height="1.701cm" draw:control="control31"/></text:p>
          </table:table-cell>
          <table:table-cell table:style-name="Tableau2.D20" office:value-type="string">
            <text:p text:style-name="P11"><draw:control text:anchor-type="as-char" svg:y="0cm" draw:z-index="52" draw:name="Contrôle 41" draw:style-name="gr3" draw:text-style-name="P69" svg:width="7.002cm" svg:height="1.5cm" draw:control="control52"/></text:p>
          </table:table-cell>
        </table:table-row>
        <table:table-row table:style-name="Tableau2.2">
          <table:table-cell table:style-name="Tableau2.A21" office:value-type="string">
            <text:p text:style-name="P4">A20 </text:p>
          </table:table-cell>
          <table:table-cell table:style-name="Tableau2.B21" office:value-type="string">
            <text:p text:style-name="P15"><text:span text:style-name="T4">Point techniques évalués spécifiques au projet </text:span><text:span text:style-name="T6">(Point 8.7 du CdC) </text:span></text:p>
          </table:table-cell>
          <table:table-cell table:style-name="Tableau2.C21" office:value-type="string">
            <text:p text:style-name="P9"><draw:control text:anchor-type="as-char" svg:y="0cm" draw:z-index="32" draw:name="Contrôle 21" draw:style-name="gr11" draw:text-style-name="P73" svg:width="0.701cm" svg:height="1.701cm" draw:control="control32"/></text:p>
          </table:table-cell>
          <table:table-cell table:style-name="Tableau2.D21" office:value-type="string">
            <text:p text:style-name="P11"><draw:control text:anchor-type="as-char" svg:y="0cm" draw:z-index="53" draw:name="Contrôle 42" draw:style-name="gr3" draw:text-style-name="P69" svg:width="7.002cm" svg:height="1.5cm" draw:control="control53"/></text:p>
          </table:table-cell>
        </table:table-row>
        <table:table-row table:style-name="Tableau2.22">
          <table:table-cell table:style-name="Tableau2.A22" table:number-columns-spanned="2" office:value-type="string">
            <text:p text:style-name="P20">Total partie 1 (60points max)</text:p>
          </table:table-cell>
          <table:covered-table-cell/>
          <table:table-cell table:style-name="Tableau2.C22" office:value-type="string">
            <text:p text:style-name="P9"><draw:control text:anchor-type="as-char" svg:y="0cm" draw:z-index="33" draw:name="Contrôle 22" draw:style-name="gr11" draw:text-style-name="P72" svg:width="0.701cm" svg:height="0.749cm" draw:control="control33"/></text:p>
          </table:table-cell>
          <table:table-cell table:style-name="Tableau2.D22" office:value-type="string">
            <text:p text:style-name="P11"/>
          </table:table-cell>
        </table:table-row>
      </table:table>
      <text:p text:style-name="P43"><text:span text:style-name="T7">Veuillez utiliser le catalogue de critère pour remplir ce formulaire. Vous y trouverez les niveaux de qualité relatifs à chaque question. Vous ne pouvez attribuer que des points entiers.</text:span> </text:p>
      <text:p text:style-name="P43"/>
      <text:h text:style-name="P34" text:outline-level="1">Partie B : Documentation / rapport du TPI 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><text:s/></text:p>
          </table:table-cell>
          <table:table-cell table:style-name="Tableau3.A1" office:value-type="string">
            <text:p text:style-name="P17">Question </text:p>
          </table:table-cell>
          <table:table-cell table:style-name="Tableau3.A1" office:value-type="string">
            <text:p text:style-name="P17">Pt </text:p>
          </table:table-cell>
          <table:table-cell table:style-name="Tableau3.D1" office:value-type="string">
            <text:p text:style-name="P17">Justification</text:p>
          </table:table-cell>
        </table:table-row>
        <table:table-row table:style-name="Tableau3.1">
          <table:table-cell table:style-name="Tableau3.A2" office:value-type="string">
            <text:p text:style-name="P17">B1 </text:p>
          </table:table-cell>
          <table:table-cell table:style-name="Tableau3.A2" office:value-type="string">
            <text:p text:style-name="P17">Résumé du rapport du TPI / version succincte de la doc.</text:p>
          </table:table-cell>
          <table:table-cell table:style-name="Tableau3.A2" office:value-type="string">
            <text:p text:style-name="P17"><draw:control text:anchor-type="as-char" svg:y="-12.795cm" draw:z-index="54" draw:name="Contrôle 44" draw:style-name="gr11" draw:text-style-name="P73" svg:width="0.701cm" svg:height="1.601cm" draw:control="control54"/></text:p>
          </table:table-cell>
          <table:table-cell table:style-name="Tableau3.D2" office:value-type="string">
            <text:p text:style-name="P17"><draw:control text:anchor-type="as-char" svg:y="0cm" draw:z-index="65" draw:name="Contrôle 55" draw:style-name="gr12" draw:text-style-name="P69" svg:width="7.002cm" svg:height="1.5cm" draw:control="control65"/></text:p>
          </table:table-cell>
        </table:table-row>
        <table:table-row table:style-name="Tableau3.1">
          <table:table-cell table:style-name="Tableau3.A3" office:value-type="string">
            <text:p text:style-name="P17">B2 </text:p>
          </table:table-cell>
          <table:table-cell table:style-name="Tableau3.A3" office:value-type="string">
            <text:p text:style-name="P17">Tenue du journal de travail </text:p>
          </table:table-cell>
          <table:table-cell table:style-name="Tableau3.A3" office:value-type="string">
            <text:p text:style-name="P17"><draw:control text:anchor-type="as-char" draw:z-index="55" draw:name="Contrôle 45" draw:style-name="gr10" draw:text-style-name="P73" svg:width="0.701cm" svg:height="1.601cm" draw:control="control55"/></text:p>
          </table:table-cell>
          <table:table-cell table:style-name="Tableau3.D3" office:value-type="string">
            <text:p text:style-name="P17"><draw:control text:anchor-type="as-char" svg:y="0cm" draw:z-index="114" draw:name="Contrôle 56" draw:style-name="gr3" draw:text-style-name="P69" svg:width="7.002cm" svg:height="1.5cm" draw:control="control115"/></text:p>
          </table:table-cell>
        </table:table-row>
        <table:table-row table:style-name="Tableau3.1">
          <table:table-cell table:style-name="Tableau3.A3" office:value-type="string">
            <text:p text:style-name="P17">B3 </text:p>
          </table:table-cell>
          <table:table-cell table:style-name="Tableau3.A3" office:value-type="string">
            <text:p text:style-name="P17">Capacité de réflexion </text:p>
          </table:table-cell>
          <table:table-cell table:style-name="Tableau3.A3" office:value-type="string">
            <text:p text:style-name="P17"><draw:control text:anchor-type="as-char" draw:z-index="56" draw:name="Contrôle 46" draw:style-name="gr10" draw:text-style-name="P73" svg:width="0.701cm" svg:height="1.601cm" draw:control="control56"/></text:p>
          </table:table-cell>
          <table:table-cell table:style-name="Tableau3.D3" office:value-type="string">
            <text:p text:style-name="P17"><draw:control text:anchor-type="as-char" svg:y="-0.03cm" draw:z-index="66" draw:name="Contrôle 57" draw:style-name="gr3" draw:text-style-name="P69" svg:width="7.002cm" svg:height="1.5cm" draw:control="control66"/></text:p>
          </table:table-cell>
        </table:table-row>
        <table:table-row table:style-name="Tableau3.1">
          <table:table-cell table:style-name="Tableau3.A3" office:value-type="string">
            <text:p text:style-name="P17">B4 </text:p>
          </table:table-cell>
          <table:table-cell table:style-name="Tableau3.A3" office:value-type="string">
            <text:p text:style-name="P17">Structure</text:p>
          </table:table-cell>
          <table:table-cell table:style-name="Tableau3.A3" office:value-type="string">
            <text:p text:style-name="P17"><draw:control text:anchor-type="as-char" draw:z-index="57" draw:name="Contrôle 47" draw:style-name="gr10" draw:text-style-name="P73" svg:width="0.701cm" svg:height="1.601cm" draw:control="control57"/><text:s/></text:p>
          </table:table-cell>
          <table:table-cell table:style-name="Tableau3.D3" office:value-type="string">
            <text:p text:style-name="P17"><draw:control text:anchor-type="as-char" svg:y="-0.064cm" draw:z-index="67" draw:name="Contrôle 58" draw:style-name="gr12" draw:text-style-name="P69" svg:width="7.002cm" svg:height="1.5cm" draw:control="control67"/></text:p>
          </table:table-cell>
        </table:table-row>
        <table:table-row table:style-name="Tableau3.1">
          <table:table-cell table:style-name="Tableau3.A3" office:value-type="string">
            <text:p text:style-name="P17">B5 </text:p>
          </table:table-cell>
          <table:table-cell table:style-name="Tableau3.A3" office:value-type="string">
            <text:p text:style-name="P17">Pertinence</text:p>
          </table:table-cell>
          <table:table-cell table:style-name="Tableau3.A3" office:value-type="string">
            <text:p text:style-name="P17"><draw:control text:anchor-type="as-char" draw:z-index="58" draw:name="Contrôle 48" draw:style-name="gr10" draw:text-style-name="P73" svg:width="0.701cm" svg:height="1.601cm" draw:control="control58"/></text:p>
          </table:table-cell>
          <table:table-cell table:style-name="Tableau3.D3" office:value-type="string">
            <text:p text:style-name="P17"><draw:control text:anchor-type="as-char" svg:y="-0.064cm" draw:z-index="68" draw:name="Contrôle 59" draw:style-name="gr3" draw:text-style-name="P69" svg:width="7.002cm" svg:height="1.5cm" draw:control="control68"/></text:p>
          </table:table-cell>
        </table:table-row>
        <table:table-row table:style-name="Tableau3.1">
          <table:table-cell table:style-name="Tableau3.A3" office:value-type="string">
            <text:p text:style-name="P17">B6 </text:p>
          </table:table-cell>
          <table:table-cell table:style-name="Tableau3.A3" office:value-type="string">
            <text:p text:style-name="P17">Respect des prescriptions formelles du rapport du TPI</text:p>
          </table:table-cell>
          <table:table-cell table:style-name="Tableau3.A3" office:value-type="string">
            <text:p text:style-name="P17"><draw:control text:anchor-type="as-char" draw:z-index="59" draw:name="Contrôle 49" draw:style-name="gr10" draw:text-style-name="P73" svg:width="0.701cm" svg:height="1.601cm" draw:control="control59"/></text:p>
          </table:table-cell>
          <table:table-cell table:style-name="Tableau3.D3" office:value-type="string">
            <text:p text:style-name="P17"><draw:control text:anchor-type="as-char" svg:y="-0.064cm" draw:z-index="69" draw:name="Contrôle 60" draw:style-name="gr3" draw:text-style-name="P69" svg:width="7.002cm" svg:height="1.5cm" draw:control="control69"/></text:p>
          </table:table-cell>
        </table:table-row>
        <table:table-row table:style-name="Tableau3.1">
          <table:table-cell table:style-name="Tableau3.A3" office:value-type="string">
            <text:p text:style-name="P17">B7 </text:p>
          </table:table-cell>
          <table:table-cell table:style-name="Tableau3.A3" office:value-type="string">
            <text:p text:style-name="P17">Expression écrite et style / </text:p>
            <text:p text:style-name="P17">orthographe et grammaire</text:p>
          </table:table-cell>
          <table:table-cell table:style-name="Tableau3.A3" office:value-type="string">
            <text:p text:style-name="P17"><draw:control text:anchor-type="as-char" draw:z-index="60" draw:name="Contrôle 50" draw:style-name="gr10" draw:text-style-name="P73" svg:width="0.701cm" svg:height="1.601cm" draw:control="control60"/></text:p>
          </table:table-cell>
          <table:table-cell table:style-name="Tableau3.D3" office:value-type="string">
            <text:p text:style-name="P17"><draw:control text:anchor-type="as-char" svg:y="-0.064cm" draw:z-index="70" draw:name="Contrôle 61" draw:style-name="gr3" draw:text-style-name="P69" svg:width="7.002cm" svg:height="1.5cm" draw:control="control70"/></text:p>
          </table:table-cell>
        </table:table-row>
        <table:table-row table:style-name="Tableau3.1">
          <table:table-cell table:style-name="Tableau3.A3" office:value-type="string">
            <text:p text:style-name="P17">B8 </text:p>
          </table:table-cell>
          <table:table-cell table:style-name="Tableau3.A3" office:value-type="string">
            <text:p text:style-name="P17">Présentation</text:p>
          </table:table-cell>
          <table:table-cell table:style-name="Tableau3.A3" office:value-type="string">
            <text:p text:style-name="P17"><draw:control text:anchor-type="as-char" draw:z-index="61" draw:name="Contrôle 51" draw:style-name="gr10" draw:text-style-name="P73" svg:width="0.701cm" svg:height="1.601cm" draw:control="control61"/></text:p>
          </table:table-cell>
          <table:table-cell table:style-name="Tableau3.D3" office:value-type="string">
            <text:p text:style-name="P17"><draw:control text:anchor-type="as-char" svg:y="-0.064cm" draw:z-index="71" draw:name="Contrôle 62" draw:style-name="gr12" draw:text-style-name="P69" svg:width="7.002cm" svg:height="1.5cm" draw:control="control71"/></text:p>
          </table:table-cell>
        </table:table-row>
        <table:table-row table:style-name="Tableau3.1">
          <table:table-cell table:style-name="Tableau3.A3" office:value-type="string">
            <text:p text:style-name="P17">B9 </text:p>
          </table:table-cell>
          <table:table-cell table:style-name="Tableau3.A3" office:value-type="string">
            <text:p text:style-name="P17">Graphiques, images, diagrammes et tableaux</text:p>
          </table:table-cell>
          <table:table-cell table:style-name="Tableau3.A3" office:value-type="string">
            <text:p text:style-name="P17"><draw:control text:anchor-type="as-char" draw:z-index="62" draw:name="Contrôle 52" draw:style-name="gr10" draw:text-style-name="P73" svg:width="0.701cm" svg:height="1.601cm" draw:control="control62"/></text:p>
          </table:table-cell>
          <table:table-cell table:style-name="Tableau3.D3" office:value-type="string">
            <text:p text:style-name="P17"><draw:control text:anchor-type="as-char" svg:y="-0.064cm" draw:z-index="72" draw:name="Contrôle 63" draw:style-name="gr3" draw:text-style-name="P69" svg:width="7.002cm" svg:height="1.5cm" draw:control="control72"/></text:p>
          </table:table-cell>
        </table:table-row>
        <table:table-row table:style-name="Tableau3.1">
          <table:table-cell table:style-name="Tableau3.A3" office:value-type="string">
            <text:p text:style-name="P17">B10 </text:p>
          </table:table-cell>
          <table:table-cell table:style-name="Tableau3.A3" office:value-type="string">
            <text:p text:style-name="P17">Documentation de la procédure de tests et de ses résultats</text:p>
          </table:table-cell>
          <table:table-cell table:style-name="Tableau3.A3" office:value-type="string">
            <text:p text:style-name="P17"><draw:control text:anchor-type="as-char" draw:z-index="63" draw:name="Contrôle 53" draw:style-name="gr10" draw:text-style-name="P73" svg:width="0.701cm" svg:height="1.601cm" draw:control="control63"/></text:p>
          </table:table-cell>
          <table:table-cell table:style-name="Tableau3.D3" office:value-type="string">
            <text:p text:style-name="P17"><draw:control text:anchor-type="as-char" svg:y="-0.064cm" draw:z-index="73" draw:name="Contrôle 64" draw:style-name="gr3" draw:text-style-name="P69" svg:width="7.002cm" svg:height="1.5cm" draw:control="control73"/></text:p>
          </table:table-cell>
        </table:table-row>
        <table:table-row table:style-name="Tableau3.12">
          <table:table-cell table:style-name="Tableau3.A12" table:number-columns-spanned="2" office:value-type="string">
            <text:p text:style-name="P33">Total partie 2 (30points max) </text:p>
          </table:table-cell>
          <table:covered-table-cell/>
          <table:table-cell table:style-name="Tableau3.A12" office:value-type="string">
            <text:p text:style-name="P17"><draw:control text:anchor-type="as-char" draw:z-index="64" draw:name="Contrôle 54" draw:style-name="gr10" draw:text-style-name="P72" svg:width="0.701cm" svg:height="0.75cm" draw:control="control64"/></text:p>
          </table:table-cell>
          <table:table-cell table:style-name="Tableau3.D12" office:value-type="string">
            <text:p text:style-name="P17"><text:s/></text:p>
          </table:table-cell>
        </table:table-row>
      </table:table>
      <text:p text:style-name="P66" loext:marker-style-name="T5"/>
      <text:h text:style-name="P34" text:outline-level="1">Partie C : Entretien professionnel et présentation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<text:s/></text:p>
          </table:table-cell>
          <table:table-cell table:style-name="Tableau4.A1" office:value-type="string">
            <text:p text:style-name="P46">Question </text:p>
          </table:table-cell>
          <table:table-cell table:style-name="Tableau4.A1" office:value-type="string">
            <text:p text:style-name="P46">Pt </text:p>
          </table:table-cell>
          <table:table-cell table:style-name="Tableau4.A1" office:value-type="string">
            <text:p text:style-name="P46">Justification</text:p>
          </table:table-cell>
        </table:table-row>
        <table:table-row table:style-name="Tableau4.2">
          <table:table-cell table:style-name="Tableau4.A2" office:value-type="string">
            <text:p text:style-name="P4">C1 </text:p>
          </table:table-cell>
          <table:table-cell table:style-name="Tableau4.B2" office:value-type="string">
            <text:p text:style-name="P21">Gestion du temps, structure</text:p>
          </table:table-cell>
          <table:table-cell table:style-name="Tableau4.C2" office:value-type="string">
            <text:p text:style-name="P12"><draw:control text:anchor-type="as-char" draw:z-index="74" draw:name="Contrôle 66" draw:style-name="gr10" draw:text-style-name="P73" svg:width="0.701cm" svg:height="1.601cm" draw:control="control74"/></text:p>
          </table:table-cell>
          <table:table-cell table:style-name="Tableau4.D2" office:value-type="string">
            <text:p text:style-name="P12"><draw:control text:anchor-type="as-char" svg:y="-0.101cm" draw:z-index="85" draw:name="Contrôle 77" draw:style-name="gr3" draw:text-style-name="P69" svg:width="7.002cm" svg:height="1.5cm" draw:control="control85"/></text:p>
          </table:table-cell>
        </table:table-row>
        <table:table-row table:style-name="Tableau4.3">
          <table:table-cell table:style-name="Tableau4.A3" office:value-type="string">
            <text:p text:style-name="P4">C2 </text:p>
          </table:table-cell>
          <table:table-cell table:style-name="Tableau4.B3" office:value-type="string">
            <text:p text:style-name="P21">Présentation : Utilisation de médias, aspects techniques</text:p>
          </table:table-cell>
          <table:table-cell table:style-name="Tableau4.C3" office:value-type="string">
            <text:p text:style-name="P13"><draw:control text:anchor-type="as-char" draw:z-index="75" draw:name="Contrôle 67" draw:style-name="gr10" draw:text-style-name="P73" svg:width="0.701cm" svg:height="1.601cm" draw:control="control75"/></text:p>
          </table:table-cell>
          <table:table-cell table:style-name="Tableau4.D3" office:value-type="string">
            <text:p text:style-name="P13"><text:s/><draw:control text:anchor-type="as-char" svg:y="-0.099cm" draw:z-index="86" draw:name="Contrôle 78" draw:style-name="gr3" draw:text-style-name="P69" svg:width="7.002cm" svg:height="1.5cm" draw:control="control86"/></text:p>
          </table:table-cell>
        </table:table-row>
        <table:table-row table:style-name="Tableau4.3">
          <table:table-cell table:style-name="Tableau4.A4" office:value-type="string">
            <text:p text:style-name="P4">C3 </text:p>
          </table:table-cell>
          <table:table-cell table:style-name="Tableau4.B4" office:value-type="string">
            <text:p text:style-name="P21">Technique de présentation</text:p>
          </table:table-cell>
          <table:table-cell table:style-name="Tableau4.C4" office:value-type="string">
            <text:p text:style-name="P13"><draw:control text:anchor-type="as-char" draw:z-index="76" draw:name="Contrôle 68" draw:style-name="gr10" draw:text-style-name="P73" svg:width="0.701cm" svg:height="1.601cm" draw:control="control76"/></text:p>
          </table:table-cell>
          <table:table-cell table:style-name="Tableau4.D4" office:value-type="string">
            <text:p text:style-name="P13"><text:s/><draw:control text:anchor-type="as-char" svg:y="-0.064cm" draw:z-index="87" draw:name="Contrôle 79" draw:style-name="gr3" draw:text-style-name="P69" svg:width="7.002cm" svg:height="1.5cm" draw:control="control87"/></text:p>
          </table:table-cell>
        </table:table-row>
        <table:table-row table:style-name="Tableau4.3">
          <table:table-cell table:style-name="Tableau4.A5" office:value-type="string">
            <text:p text:style-name="P4">C4 </text:p>
          </table:table-cell>
          <table:table-cell table:style-name="Tableau4.B5" office:value-type="string">
            <text:p text:style-name="P25">Echange d'information avec les experts durant le TPI </text:p>
          </table:table-cell>
          <table:table-cell table:style-name="Tableau4.C5" office:value-type="string">
            <text:p text:style-name="P13"><draw:control text:anchor-type="as-char" draw:z-index="77" draw:name="Contrôle 69" draw:style-name="gr10" draw:text-style-name="P73" svg:width="0.701cm" svg:height="1.601cm" draw:control="control77"/></text:p>
          </table:table-cell>
          <table:table-cell table:style-name="Tableau4.D5" office:value-type="string">
            <text:p text:style-name="P13"><text:s/><draw:control text:anchor-type="as-char" svg:y="-0.064cm" draw:z-index="88" draw:name="Contrôle 80" draw:style-name="gr3" draw:text-style-name="P69" svg:width="7.002cm" svg:height="1.5cm" draw:control="control88"/></text:p>
          </table:table-cell>
        </table:table-row>
        <table:table-row table:style-name="Tableau4.6">
          <table:table-cell table:style-name="Tableau4.A6" office:value-type="string">
            <text:p text:style-name="P4">C5 </text:p>
          </table:table-cell>
          <table:table-cell table:style-name="Tableau4.B6" office:value-type="string">
            <text:p text:style-name="P21">Question des experts 1</text:p>
          </table:table-cell>
          <table:table-cell table:style-name="Tableau4.C6" office:value-type="string">
            <text:p text:style-name="P13"><draw:control text:anchor-type="as-char" draw:z-index="78" draw:name="Contrôle 70" draw:style-name="gr10" draw:text-style-name="P73" svg:width="0.701cm" svg:height="1.601cm" draw:control="control78"/></text:p>
          </table:table-cell>
          <table:table-cell table:style-name="Tableau4.D6" office:value-type="string">
            <text:p text:style-name="P13"><text:s/><draw:control text:anchor-type="as-char" svg:y="-0.064cm" draw:z-index="89" draw:name="Contrôle 81" draw:style-name="gr3" draw:text-style-name="P69" svg:width="7.002cm" svg:height="1.5cm" draw:control="control89"/></text:p>
          </table:table-cell>
        </table:table-row>
        <table:table-row table:style-name="Tableau4.3">
          <table:table-cell table:style-name="Tableau4.A7" office:value-type="string">
            <text:p text:style-name="P4">C6 </text:p>
          </table:table-cell>
          <table:table-cell table:style-name="Tableau4.B7" office:value-type="string">
            <text:p text:style-name="P21">Question des experts 2</text:p>
          </table:table-cell>
          <table:table-cell table:style-name="Tableau4.C7" office:value-type="string">
            <text:p text:style-name="P13"><draw:control text:anchor-type="as-char" draw:z-index="79" draw:name="Contrôle 71" draw:style-name="gr10" draw:text-style-name="P73" svg:width="0.701cm" svg:height="1.601cm" draw:control="control79"/></text:p>
          </table:table-cell>
          <table:table-cell table:style-name="Tableau4.D7" office:value-type="string">
            <text:p text:style-name="P13"><text:s/><draw:control text:anchor-type="as-char" svg:y="-0.064cm" draw:z-index="90" draw:name="Contrôle 82" draw:style-name="gr3" draw:text-style-name="P69" svg:width="7.002cm" svg:height="1.5cm" draw:control="control90"/></text:p>
          </table:table-cell>
        </table:table-row>
        <table:table-row table:style-name="Tableau4.3">
          <table:table-cell table:style-name="Tableau4.A8" office:value-type="string">
            <text:p text:style-name="P4">C7 </text:p>
          </table:table-cell>
          <table:table-cell table:style-name="Tableau4.B8" office:value-type="string">
            <text:p text:style-name="P21">Question des experts 3</text:p>
          </table:table-cell>
          <table:table-cell table:style-name="Tableau4.C8" office:value-type="string">
            <text:p text:style-name="P13"><draw:control text:anchor-type="as-char" draw:z-index="80" draw:name="Contrôle 72" draw:style-name="gr10" draw:text-style-name="P73" svg:width="0.701cm" svg:height="1.601cm" draw:control="control80"/></text:p>
          </table:table-cell>
          <table:table-cell table:style-name="Tableau4.D8" office:value-type="string">
            <text:p text:style-name="P13"><text:s/><draw:control text:anchor-type="as-char" svg:y="-0.064cm" draw:z-index="91" draw:name="Contrôle 83" draw:style-name="gr3" draw:text-style-name="P69" svg:width="7.002cm" svg:height="1.5cm" draw:control="control91"/></text:p>
          </table:table-cell>
        </table:table-row>
        <table:table-row table:style-name="Tableau4.9">
          <table:table-cell table:style-name="Tableau4.A9" office:value-type="string">
            <text:p text:style-name="P4">C8 </text:p>
          </table:table-cell>
          <table:table-cell table:style-name="Tableau4.B9" office:value-type="string">
            <text:p text:style-name="P21">Question des experts 4</text:p>
          </table:table-cell>
          <table:table-cell table:style-name="Tableau4.C9" office:value-type="string">
            <text:p text:style-name="P13"><draw:control text:anchor-type="as-char" draw:z-index="81" draw:name="Contrôle 73" draw:style-name="gr10" draw:text-style-name="P73" svg:width="0.701cm" svg:height="1.601cm" draw:control="control81"/></text:p>
          </table:table-cell>
          <table:table-cell table:style-name="Tableau4.D9" office:value-type="string">
            <text:p text:style-name="P13"><text:s/><draw:control text:anchor-type="as-char" svg:y="-0.064cm" draw:z-index="92" draw:name="Contrôle 84" draw:style-name="gr3" draw:text-style-name="P69" svg:width="7.002cm" svg:height="1.5cm" draw:control="control92"/></text:p>
          </table:table-cell>
        </table:table-row>
        <table:table-row table:style-name="Tableau4.3">
          <table:table-cell table:style-name="Tableau4.A10" office:value-type="string">
            <text:p text:style-name="P4">C9 </text:p>
          </table:table-cell>
          <table:table-cell table:style-name="Tableau4.B10" office:value-type="string">
            <text:p text:style-name="P21">Question des experts 5</text:p>
          </table:table-cell>
          <table:table-cell table:style-name="Tableau4.C10" office:value-type="string">
            <text:p text:style-name="P13"><draw:control text:anchor-type="as-char" draw:z-index="82" draw:name="Contrôle 74" draw:style-name="gr10" draw:text-style-name="P73" svg:width="0.701cm" svg:height="1.601cm" draw:control="control82"/></text:p>
          </table:table-cell>
          <table:table-cell table:style-name="Tableau4.D10" office:value-type="string">
            <text:p text:style-name="P13"><text:s/><draw:control text:anchor-type="as-char" svg:y="-0.064cm" draw:z-index="93" draw:name="Contrôle 85" draw:style-name="gr3" draw:text-style-name="P69" svg:width="7.002cm" svg:height="1.5cm" draw:control="control93"/></text:p>
          </table:table-cell>
        </table:table-row>
        <table:table-row table:style-name="Tableau4.11">
          <table:table-cell table:style-name="Tableau4.A11" office:value-type="string">
            <text:p text:style-name="P4">C10 </text:p>
          </table:table-cell>
          <table:table-cell table:style-name="Tableau4.B11" office:value-type="string">
            <text:p text:style-name="P21">Question des experts 6</text:p>
          </table:table-cell>
          <table:table-cell table:style-name="Tableau4.C11" office:value-type="string">
            <text:p text:style-name="P13"><draw:control text:anchor-type="as-char" svg:y="-1.506cm" draw:z-index="83" draw:name="Contrôle 75" draw:style-name="gr11" draw:text-style-name="P73" svg:width="0.701cm" svg:height="1.601cm" draw:control="control83"/></text:p>
          </table:table-cell>
          <table:table-cell table:style-name="Tableau4.D11" office:value-type="string">
            <text:p text:style-name="P13"><text:s/><draw:control text:anchor-type="as-char" svg:y="-0.064cm" draw:z-index="94" draw:name="Contrôle 86" draw:style-name="gr3" draw:text-style-name="P69" svg:width="7.002cm" svg:height="1.5cm" draw:control="control94"/></text:p>
          </table:table-cell>
        </table:table-row>
        <table:table-row table:style-name="Tableau4.12">
          <table:table-cell table:style-name="Tableau4.A12" table:number-columns-spanned="2" office:value-type="string">
            <text:p text:style-name="P20">Total partie 3 (30points max)</text:p>
          </table:table-cell>
          <table:covered-table-cell/>
          <table:table-cell table:style-name="Tableau4.C12" office:value-type="string">
            <text:p text:style-name="P13"><draw:control text:anchor-type="as-char" draw:z-index="84" draw:name="Contrôle 76" draw:style-name="gr10" draw:text-style-name="P72" svg:width="0.701cm" svg:height="0.75cm" draw:control="control84"/></text:p>
          </table:table-cell>
          <table:table-cell table:style-name="Tableau4.D12" office:value-type="string">
            <text:p text:style-name="P13"><text:s/></text:p>
          </table:table-cell>
        </table:table-row>
      </table:table>
      <text:p text:style-name="P51">Veuillez utiliser le catalogue de critère pour remplir ce formulaire. Vous y trouverez les niveaux de qualité relatifs à chaque question. Vous ne pouvez attribuer que des points entiers.</text:p>
      <text:h text:style-name="Heading_20_1" text:outline-level="1"><text:soft-page-break/>Contraction</text:h>
      <table:table table:name="TableauSommes" table:style-name="TableauSommes">
        <table:table-column table:style-name="TableauSommes.A"/>
        <table:table-column table:style-name="TableauSommes.B"/>
        <table:table-column table:style-name="TableauSommes.C"/>
        <table:table-row>
          <table:table-cell table:style-name="TableauSommes.A1" office:value-type="string">
            <text:p text:style-name="P49">Sommes des différentes parties</text:p>
          </table:table-cell>
          <table:table-cell table:style-name="TableauSommes.A1" office:value-type="string">
            <text:p text:style-name="P49">Nombre <text:line-break/>de points max</text:p>
          </table:table-cell>
          <table:table-cell table:style-name="TableauSommes.C1" office:value-type="string">
            <text:p text:style-name="P49">Points obtenus</text:p>
          </table:table-cell>
        </table:table-row>
        <table:table-row>
          <table:table-cell table:style-name="TableauSommes.A2" office:value-type="string">
            <text:p text:style-name="P50">Partie A: Compétences professionnelles</text:p>
          </table:table-cell>
          <table:table-cell table:style-name="TableauSommes.A2" office:value-type="string">
            <text:p text:style-name="P47">60</text:p>
          </table:table-cell>
          <table:table-cell table:style-name="TableauSommes.C2" office:value-type="string">
            <text:p text:style-name="P52"><draw:control text:anchor-type="as-char" svg:y="-0.831cm" draw:z-index="95" draw:name="Contrôle 88" draw:style-name="gr11" draw:text-style-name="P73" svg:width="2.601cm" svg:height="0.802cm" draw:control="control95"/></text:p>
          </table:table-cell>
        </table:table-row>
        <table:table-row>
          <table:table-cell table:style-name="TableauSommes.A2" office:value-type="string">
            <text:p text:style-name="P50">Partie B: Documentation / rapport du TPI</text:p>
          </table:table-cell>
          <table:table-cell table:style-name="TableauSommes.A2" office:value-type="string">
            <text:p text:style-name="P47">30</text:p>
          </table:table-cell>
          <table:table-cell table:style-name="TableauSommes.C2" office:value-type="string">
            <text:p text:style-name="P53"><draw:control text:anchor-type="as-char" draw:z-index="96" draw:name="Contrôle 89" draw:style-name="gr10" draw:text-style-name="P73" svg:width="2.601cm" svg:height="0.802cm" draw:control="control96"/></text:p>
          </table:table-cell>
        </table:table-row>
        <table:table-row>
          <table:table-cell table:style-name="TableauSommes.A2" office:value-type="string">
            <text:p text:style-name="P50">Partie C: Entretien professionnel et présentation</text:p>
          </table:table-cell>
          <table:table-cell table:style-name="TableauSommes.A2" office:value-type="string">
            <text:p text:style-name="P47">30</text:p>
          </table:table-cell>
          <table:table-cell table:style-name="TableauSommes.C2" office:value-type="string">
            <text:p text:style-name="P53"><draw:control text:anchor-type="as-char" draw:z-index="97" draw:name="Contrôle 90" draw:style-name="gr10" draw:text-style-name="P73" svg:width="2.601cm" svg:height="0.802cm" draw:control="control97"/></text:p>
          </table:table-cell>
        </table:table-row>
        <table:table-row>
          <table:table-cell table:style-name="TableauSommes.A2" office:value-type="string">
            <text:p text:style-name="P50">Somme de A + B + C</text:p>
          </table:table-cell>
          <table:table-cell table:style-name="TableauSommes.A2" office:value-type="string">
            <text:p text:style-name="P45">120</text:p>
          </table:table-cell>
          <table:table-cell table:style-name="TableauSommes.C2" office:value-type="string">
            <text:p text:style-name="P53"><draw:control text:anchor-type="as-char" draw:z-index="98" draw:name="Contrôle 91" draw:style-name="gr10" draw:text-style-name="P73" svg:width="2.601cm" svg:height="0.802cm" draw:control="control98"/></text:p>
          </table:table-cell>
        </table:table-row>
        <table:table-row>
          <table:table-cell table:style-name="TableauSommes.A2" office:value-type="string">
            <text:p text:style-name="P50">Note (5 * somme / 120) + 1</text:p>
          </table:table-cell>
          <table:table-cell table:style-name="TableauSommes.B6" office:value-type="string">
            <text:p text:style-name="P52"/>
          </table:table-cell>
          <table:table-cell table:style-name="TableauSommes.C2" office:value-type="string">
            <text:p text:style-name="P53"><draw:control text:anchor-type="as-char" draw:z-index="99" draw:name="Contrôle 92" draw:style-name="gr10" draw:text-style-name="P72" svg:width="2.601cm" svg:height="0.802cm" draw:control="control99"/></text:p>
          </table:table-cell>
        </table:table-row>
      </table:table>
      <text:p text:style-name="Standard"><text:span text:style-name="T8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22">Points </text:p>
          </table:table-cell>
          <table:table-cell table:style-name="Tableau5.A1" office:value-type="string">
            <text:p text:style-name="P20">Note </text:p>
          </table:table-cell>
          <table:table-cell table:style-name="Tableau5.A1" office:value-type="string">
            <text:p text:style-name="P20">Points </text:p>
          </table:table-cell>
          <table:table-cell table:style-name="Tableau5.A1" office:value-type="string">
            <text:p text:style-name="P20">Note </text:p>
          </table:table-cell>
          <table:table-cell table:style-name="Tableau5.A1" office:value-type="string">
            <text:p text:style-name="P20">Points </text:p>
          </table:table-cell>
          <table:table-cell table:style-name="Tableau5.A1" office:value-type="string">
            <text:p text:style-name="P20">Note </text:p>
          </table:table-cell>
          <table:table-cell table:style-name="Tableau5.A1" office:value-type="string">
            <text:p text:style-name="P20">Points </text:p>
          </table:table-cell>
          <table:table-cell table:style-name="Tableau5.A1" office:value-type="string">
            <text:p text:style-name="P20">Note </text:p>
          </table:table-cell>
          <table:table-cell table:style-name="Tableau5.A1" office:value-type="string">
            <text:p text:style-name="P23">Points </text:p>
          </table:table-cell>
          <table:table-cell table:style-name="Tableau5.A1" office:value-type="string">
            <text:p text:style-name="P20">Note </text:p>
          </table:table-cell>
        </table:table-row>
        <table:table-row table:style-name="Tableau5.2">
          <table:table-cell table:style-name="Tableau5.A2" office:value-type="string">
            <text:p text:style-name="P29">0-1 </text:p>
          </table:table-cell>
          <table:table-cell table:style-name="Tableau5.A2" office:value-type="string">
            <text:p text:style-name="P6">1.0 </text:p>
          </table:table-cell>
          <table:table-cell table:style-name="Tableau5.A2" office:value-type="string">
            <text:p text:style-name="P24">23-25 </text:p>
          </table:table-cell>
          <table:table-cell table:style-name="Tableau5.A2" office:value-type="string">
            <text:p text:style-name="P7">2.0 </text:p>
          </table:table-cell>
          <table:table-cell table:style-name="Tableau5.A2" office:value-type="string">
            <text:p text:style-name="P24">47-49 </text:p>
          </table:table-cell>
          <table:table-cell table:style-name="Tableau5.A2" office:value-type="string">
            <text:p text:style-name="P6">3.0 </text:p>
          </table:table-cell>
          <table:table-cell table:style-name="Tableau5.A2" office:value-type="string">
            <text:p text:style-name="P24">71-73 </text:p>
          </table:table-cell>
          <table:table-cell table:style-name="Tableau5.A2" office:value-type="string">
            <text:p text:style-name="P6">4.0 </text:p>
          </table:table-cell>
          <table:table-cell table:style-name="Tableau5.A2" office:value-type="string">
            <text:p text:style-name="P30">95-97 </text:p>
          </table:table-cell>
          <table:table-cell table:style-name="Tableau5.A2" office:value-type="string">
            <text:p text:style-name="P6">5.0 </text:p>
          </table:table-cell>
        </table:table-row>
        <table:table-row table:style-name="Tableau5.1">
          <table:table-cell table:style-name="Tableau5.A3" office:value-type="string">
            <text:p text:style-name="P29">2-3 </text:p>
          </table:table-cell>
          <table:table-cell table:style-name="Tableau5.B3" office:value-type="string">
            <text:p text:style-name="P6">1.1 </text:p>
          </table:table-cell>
          <table:table-cell table:style-name="Tableau5.C3" office:value-type="string">
            <text:p text:style-name="P24">26-27 </text:p>
          </table:table-cell>
          <table:table-cell table:style-name="Tableau5.D3" office:value-type="string">
            <text:p text:style-name="P7">2.1 </text:p>
          </table:table-cell>
          <table:table-cell table:style-name="Tableau5.E3" office:value-type="string">
            <text:p text:style-name="P24">50-51 </text:p>
          </table:table-cell>
          <table:table-cell table:style-name="Tableau5.F3" office:value-type="string">
            <text:p text:style-name="P6">3.1 </text:p>
          </table:table-cell>
          <table:table-cell table:style-name="Tableau5.G3" office:value-type="string">
            <text:p text:style-name="P24">74-75 </text:p>
          </table:table-cell>
          <table:table-cell table:style-name="Tableau5.H3" office:value-type="string">
            <text:p text:style-name="P6">4.1 </text:p>
          </table:table-cell>
          <table:table-cell table:style-name="Tableau5.I3" office:value-type="string">
            <text:p text:style-name="P30">98-99 </text:p>
          </table:table-cell>
          <table:table-cell table:style-name="Tableau5.J3" office:value-type="string">
            <text:p text:style-name="P6">5.1 </text:p>
          </table:table-cell>
        </table:table-row>
        <table:table-row table:style-name="Tableau5.1">
          <table:table-cell table:style-name="Tableau5.A2" office:value-type="string">
            <text:p text:style-name="P29">4-5 </text:p>
          </table:table-cell>
          <table:table-cell table:style-name="Tableau5.A2" office:value-type="string">
            <text:p text:style-name="P6">1.2 </text:p>
          </table:table-cell>
          <table:table-cell table:style-name="Tableau5.A2" office:value-type="string">
            <text:p text:style-name="P24">28-29 </text:p>
          </table:table-cell>
          <table:table-cell table:style-name="Tableau5.A2" office:value-type="string">
            <text:p text:style-name="P7">2.2 </text:p>
          </table:table-cell>
          <table:table-cell table:style-name="Tableau5.A2" office:value-type="string">
            <text:p text:style-name="P24">52-53 </text:p>
          </table:table-cell>
          <table:table-cell table:style-name="Tableau5.A2" office:value-type="string">
            <text:p text:style-name="P6">3.2 </text:p>
          </table:table-cell>
          <table:table-cell table:style-name="Tableau5.A2" office:value-type="string">
            <text:p text:style-name="P24">76-77 </text:p>
          </table:table-cell>
          <table:table-cell table:style-name="Tableau5.A2" office:value-type="string">
            <text:p text:style-name="P6">4.2 </text:p>
          </table:table-cell>
          <table:table-cell table:style-name="Tableau5.A2" office:value-type="string">
            <text:p text:style-name="P20">100-101 </text:p>
          </table:table-cell>
          <table:table-cell table:style-name="Tableau5.A2" office:value-type="string">
            <text:p text:style-name="P6">5.2 </text:p>
          </table:table-cell>
        </table:table-row>
        <table:table-row table:style-name="Tableau5.1">
          <table:table-cell table:style-name="Tableau5.A5" office:value-type="string">
            <text:p text:style-name="P29">6-8 </text:p>
          </table:table-cell>
          <table:table-cell table:style-name="Tableau5.B5" office:value-type="string">
            <text:p text:style-name="P6">1.3 </text:p>
          </table:table-cell>
          <table:table-cell table:style-name="Tableau5.C5" office:value-type="string">
            <text:p text:style-name="P24">30-32 </text:p>
          </table:table-cell>
          <table:table-cell table:style-name="Tableau5.D5" office:value-type="string">
            <text:p text:style-name="P7">2.3 </text:p>
          </table:table-cell>
          <table:table-cell table:style-name="Tableau5.E5" office:value-type="string">
            <text:p text:style-name="P24">54-56 </text:p>
          </table:table-cell>
          <table:table-cell table:style-name="Tableau5.F5" office:value-type="string">
            <text:p text:style-name="P6">3.3 </text:p>
          </table:table-cell>
          <table:table-cell table:style-name="Tableau5.G5" office:value-type="string">
            <text:p text:style-name="P24">78-80 </text:p>
          </table:table-cell>
          <table:table-cell table:style-name="Tableau5.H5" office:value-type="string">
            <text:p text:style-name="P6">4.3 </text:p>
          </table:table-cell>
          <table:table-cell table:style-name="Tableau5.I5" office:value-type="string">
            <text:p text:style-name="P20">102-104 </text:p>
          </table:table-cell>
          <table:table-cell table:style-name="Tableau5.J5" office:value-type="string">
            <text:p text:style-name="P6">5.3 </text:p>
          </table:table-cell>
        </table:table-row>
        <table:table-row table:style-name="Tableau5.1">
          <table:table-cell table:style-name="Tableau5.A2" office:value-type="string">
            <text:p text:style-name="P31">9-10 </text:p>
          </table:table-cell>
          <table:table-cell table:style-name="Tableau5.A2" office:value-type="string">
            <text:p text:style-name="P6">1.4 </text:p>
          </table:table-cell>
          <table:table-cell table:style-name="Tableau5.A2" office:value-type="string">
            <text:p text:style-name="P24">33-34 </text:p>
          </table:table-cell>
          <table:table-cell table:style-name="Tableau5.A2" office:value-type="string">
            <text:p text:style-name="P7">2.4 </text:p>
          </table:table-cell>
          <table:table-cell table:style-name="Tableau5.A2" office:value-type="string">
            <text:p text:style-name="P24">57-58 </text:p>
          </table:table-cell>
          <table:table-cell table:style-name="Tableau5.A2" office:value-type="string">
            <text:p text:style-name="P6">3.4 </text:p>
          </table:table-cell>
          <table:table-cell table:style-name="Tableau5.A2" office:value-type="string">
            <text:p text:style-name="P24">81-82 </text:p>
          </table:table-cell>
          <table:table-cell table:style-name="Tableau5.A2" office:value-type="string">
            <text:p text:style-name="P6">4.4 </text:p>
          </table:table-cell>
          <table:table-cell table:style-name="Tableau5.A2" office:value-type="string">
            <text:p text:style-name="P20">105-106 </text:p>
          </table:table-cell>
          <table:table-cell table:style-name="Tableau5.A2" office:value-type="string">
            <text:p text:style-name="P6">5.4 </text:p>
          </table:table-cell>
        </table:table-row>
        <table:table-row table:style-name="Tableau5.1">
          <table:table-cell table:style-name="Tableau5.A7" office:value-type="string">
            <text:p text:style-name="P32">11-13 </text:p>
          </table:table-cell>
          <table:table-cell table:style-name="Tableau5.B7" office:value-type="string">
            <text:p text:style-name="P6">1.5 </text:p>
          </table:table-cell>
          <table:table-cell table:style-name="Tableau5.C7" office:value-type="string">
            <text:p text:style-name="P24">35-37 </text:p>
          </table:table-cell>
          <table:table-cell table:style-name="Tableau5.D7" office:value-type="string">
            <text:p text:style-name="P7">2.5 </text:p>
          </table:table-cell>
          <table:table-cell table:style-name="Tableau5.E7" office:value-type="string">
            <text:p text:style-name="P24">59-61 </text:p>
          </table:table-cell>
          <table:table-cell table:style-name="Tableau5.F7" office:value-type="string">
            <text:p text:style-name="P6">3.5 </text:p>
          </table:table-cell>
          <table:table-cell table:style-name="Tableau5.G7" office:value-type="string">
            <text:p text:style-name="P24">83-85 </text:p>
          </table:table-cell>
          <table:table-cell table:style-name="Tableau5.H7" office:value-type="string">
            <text:p text:style-name="P6">4.5 </text:p>
          </table:table-cell>
          <table:table-cell table:style-name="Tableau5.I7" office:value-type="string">
            <text:p text:style-name="P20">107-109 </text:p>
          </table:table-cell>
          <table:table-cell table:style-name="Tableau5.J7" office:value-type="string">
            <text:p text:style-name="P6">5.5 </text:p>
          </table:table-cell>
        </table:table-row>
        <table:table-row table:style-name="Tableau5.2">
          <table:table-cell table:style-name="Tableau5.A2" office:value-type="string">
            <text:p text:style-name="P32">14-15 </text:p>
          </table:table-cell>
          <table:table-cell table:style-name="Tableau5.A2" office:value-type="string">
            <text:p text:style-name="P6">1.6 </text:p>
          </table:table-cell>
          <table:table-cell table:style-name="Tableau5.A2" office:value-type="string">
            <text:p text:style-name="P24">38-39 </text:p>
          </table:table-cell>
          <table:table-cell table:style-name="Tableau5.A2" office:value-type="string">
            <text:p text:style-name="P7">2.6 </text:p>
          </table:table-cell>
          <table:table-cell table:style-name="Tableau5.A2" office:value-type="string">
            <text:p text:style-name="P24">62-53 </text:p>
          </table:table-cell>
          <table:table-cell table:style-name="Tableau5.A2" office:value-type="string">
            <text:p text:style-name="P6">3.6 </text:p>
          </table:table-cell>
          <table:table-cell table:style-name="Tableau5.A2" office:value-type="string">
            <text:p text:style-name="P24">86-87 </text:p>
          </table:table-cell>
          <table:table-cell table:style-name="Tableau5.A2" office:value-type="string">
            <text:p text:style-name="P6">4.6 </text:p>
          </table:table-cell>
          <table:table-cell table:style-name="Tableau5.A2" office:value-type="string">
            <text:p text:style-name="P20">110-111 </text:p>
          </table:table-cell>
          <table:table-cell table:style-name="Tableau5.A2" office:value-type="string">
            <text:p text:style-name="P6">5.6 </text:p>
          </table:table-cell>
        </table:table-row>
        <table:table-row table:style-name="Tableau5.1">
          <table:table-cell table:style-name="Tableau5.A9" office:value-type="string">
            <text:p text:style-name="P32">16-17 </text:p>
          </table:table-cell>
          <table:table-cell table:style-name="Tableau5.B9" office:value-type="string">
            <text:p text:style-name="P6">1.7 </text:p>
          </table:table-cell>
          <table:table-cell table:style-name="Tableau5.C9" office:value-type="string">
            <text:p text:style-name="P24">40-41 </text:p>
          </table:table-cell>
          <table:table-cell table:style-name="Tableau5.D9" office:value-type="string">
            <text:p text:style-name="P7">2.7 </text:p>
          </table:table-cell>
          <table:table-cell table:style-name="Tableau5.E9" office:value-type="string">
            <text:p text:style-name="P24">64-65 </text:p>
          </table:table-cell>
          <table:table-cell table:style-name="Tableau5.F9" office:value-type="string">
            <text:p text:style-name="P6">3.7 </text:p>
          </table:table-cell>
          <table:table-cell table:style-name="Tableau5.G9" office:value-type="string">
            <text:p text:style-name="P24">88-89 </text:p>
          </table:table-cell>
          <table:table-cell table:style-name="Tableau5.H9" office:value-type="string">
            <text:p text:style-name="P6">4.7 </text:p>
          </table:table-cell>
          <table:table-cell table:style-name="Tableau5.I9" office:value-type="string">
            <text:p text:style-name="P20">112-113 </text:p>
          </table:table-cell>
          <table:table-cell table:style-name="Tableau5.J9" office:value-type="string">
            <text:p text:style-name="P6">5.7 </text:p>
          </table:table-cell>
        </table:table-row>
        <table:table-row table:style-name="Tableau5.1">
          <table:table-cell table:style-name="Tableau5.A2" office:value-type="string">
            <text:p text:style-name="P32">18-20 </text:p>
          </table:table-cell>
          <table:table-cell table:style-name="Tableau5.A2" office:value-type="string">
            <text:p text:style-name="P6">1.8 </text:p>
          </table:table-cell>
          <table:table-cell table:style-name="Tableau5.A2" office:value-type="string">
            <text:p text:style-name="P24">42-44 </text:p>
          </table:table-cell>
          <table:table-cell table:style-name="Tableau5.A2" office:value-type="string">
            <text:p text:style-name="P7">2.8 </text:p>
          </table:table-cell>
          <table:table-cell table:style-name="Tableau5.A2" office:value-type="string">
            <text:p text:style-name="P24">66-68 </text:p>
          </table:table-cell>
          <table:table-cell table:style-name="Tableau5.A2" office:value-type="string">
            <text:p text:style-name="P6">3.8 </text:p>
          </table:table-cell>
          <table:table-cell table:style-name="Tableau5.A2" office:value-type="string">
            <text:p text:style-name="P24">90-92 </text:p>
          </table:table-cell>
          <table:table-cell table:style-name="Tableau5.A2" office:value-type="string">
            <text:p text:style-name="P6">4.8 </text:p>
          </table:table-cell>
          <table:table-cell table:style-name="Tableau5.A2" office:value-type="string">
            <text:p text:style-name="P20">114-116 </text:p>
          </table:table-cell>
          <table:table-cell table:style-name="Tableau5.A2" office:value-type="string">
            <text:p text:style-name="P6">5.8 </text:p>
          </table:table-cell>
        </table:table-row>
        <table:table-row table:style-name="Tableau5.1">
          <table:table-cell table:style-name="Tableau5.A11" office:value-type="string">
            <text:p text:style-name="P32">21-22 </text:p>
          </table:table-cell>
          <table:table-cell table:style-name="Tableau5.B11" office:value-type="string">
            <text:p text:style-name="P6">1.9 </text:p>
          </table:table-cell>
          <table:table-cell table:style-name="Tableau5.C11" office:value-type="string">
            <text:p text:style-name="P24">45-46 </text:p>
          </table:table-cell>
          <table:table-cell table:style-name="Tableau5.D11" office:value-type="string">
            <text:p text:style-name="P7">2.9 </text:p>
          </table:table-cell>
          <table:table-cell table:style-name="Tableau5.E11" office:value-type="string">
            <text:p text:style-name="P24">69-70 </text:p>
          </table:table-cell>
          <table:table-cell table:style-name="Tableau5.F11" office:value-type="string">
            <text:p text:style-name="P6">3.9 </text:p>
          </table:table-cell>
          <table:table-cell table:style-name="Tableau5.G11" office:value-type="string">
            <text:p text:style-name="P24">93-94 </text:p>
          </table:table-cell>
          <table:table-cell table:style-name="Tableau5.H11" office:value-type="string">
            <text:p text:style-name="P6">4.9 </text:p>
          </table:table-cell>
          <table:table-cell table:style-name="Tableau5.I11" office:value-type="string">
            <text:p text:style-name="P20">117-118 </text:p>
          </table:table-cell>
          <table:table-cell table:style-name="Tableau5.J11" office:value-type="string">
            <text:p text:style-name="P6">5.9 </text:p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20">119-120 </text:p>
          </table:table-cell>
          <table:table-cell table:style-name="Tableau5.A2" office:value-type="string">
            <text:p text:style-name="P6">6.0 </text:p>
          </table:table-cell>
        </table:table-row>
      </table:table>
      <text:h text:style-name="Heading_20_1" text:outline-level="1">Remarques</text:h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4"><draw:control text:anchor-type="as-char" svg:y="0cm" draw:z-index="100" draw:name="Contrôle 93" draw:style-name="gr3" draw:text-style-name="P71" svg:width="15.8cm" svg:height="3.301cm" draw:control="control100"/></text:p>
          </table:table-cell>
        </table:table-row>
      </table:table>
      <table:table table:name="TableauContraction" table:style-name="TableauContraction">
        <table:table-column table:style-name="TableauContraction.A"/>
        <table:table-column table:style-name="TableauContraction.B"/>
        <table:table-column table:style-name="TableauContraction.C"/>
        <table:table-column table:style-name="TableauContraction.D"/>
        <table:table-row table:style-name="TableauContraction.1">
          <table:table-cell table:style-name="TableauContraction.A1" office:value-type="string">
            <text:p text:style-name="P54">Signatures</text:p>
          </table:table-cell>
          <table:table-cell table:style-name="TableauContraction.A1" office:value-type="string">
            <text:p text:style-name="P18"><text:span text:style-name="T5">Chef de projet<text:line-break/></text:span><text:span text:style-name="T9">(lieu et date)</text:span></text:p>
            <text:p text:style-name="P55">____________</text:p>
          </table:table-cell>
          <table:table-cell table:style-name="TableauContraction.A1" office:value-type="string">
            <text:p text:style-name="P18"><text:span text:style-name="T5">Expert 1 <text:line-break/></text:span><text:span text:style-name="T9">(lieu et date)</text:span></text:p>
            <text:p text:style-name="P56">____________</text:p>
          </table:table-cell>
          <table:table-cell table:style-name="TableauContraction.A1" office:value-type="string">
            <text:p text:style-name="P19"><text:span text:style-name="T5">Expert 2<text:line-break/></text:span><text:span text:style-name="T9">(lieu et date)</text:span></text:p>
            <text:p text:style-name="P56">____________</text:p>
          </table:table-cell>
        </table:table-row>
      </table:table>
      <text:h text:style-name="P3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fr" fo:country="CH" style:letter-kerning="true" style:font-name-asian="Segoe UI" style:font-size-asian="12pt" style:language-asian="fr" style:country-asian="CH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ptos" fo:font-size="12pt" fo:language="fr" fo:country="CH" style:letter-kerning="true" style:font-name-asian="Segoe UI" style:font-size-asian="12pt" style:language-asian="fr" style:country-asian="CH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Titre_20_1_20_Car" style:default-outline-level="1" style:list-style-name="" style:class="text">
      <style:paragraph-properties fo:margin-left="0.019cm" fo:margin-top="0.212cm" fo:margin-bottom="0.635cm" style:contextual-spacing="false" fo:line-height="108%" fo:text-align="start" style:justify-single-word="false" fo:keep-together="always" fo:orphans="2" fo:widows="2" fo:text-indent="-0.019cm" style:auto-text-indent="false" fo:keep-with-next="always" style:writing-mode="lr-tb"/>
      <style:text-properties fo:color="#000000" loext:opacity="100%" style:font-name="Calibri1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Heading_20_2" style:display-name="Heading 2" style:family="paragraph" style:next-style-name="Standard" loext:linked-style-name="Titre_20_2_20_Car" style:default-outline-level="2" style:list-style-name="" style:class="text">
      <style:paragraph-properties fo:margin-left="0.018cm" fo:margin-top="0cm" fo:margin-bottom="0.102cm" style:contextual-spacing="false" fo:line-height="108%" fo:text-align="end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itre_20_2_20_Car" style:display-name="Titre 2 Car" style:family="text"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Titre_20_1_20_Car" style:display-name="Titre 1 Car" style:family="text">
      <style:text-properties fo:color="#000000" loext:opacity="100%" style:font-name="Calibri1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Calibri2" style:font-family-complex="Calibri" style:font-family-generic-complex="system" style:font-pitch-complex="variable"/>
    </style:style>
    <style:style style:name="En-tête_20_Car" style:display-name="En-tête Car" style:family="text" style:parent-style-name="Default_20_Paragraph_20_Font_20__28_WW_29_"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Pied_20_de_20_page_20_Car" style:display-name="Pied de page Car" style:family="text" style:parent-style-name="Default_20_Paragraph_20_Font_20__28_WW_29_"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margin-left="1.275cm"/>
        </style:list-level-properties>
        <style:text-properties style:font-name="Calibri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38cm"/>
        </style:list-level-properties>
        <style:text-properties style:font-name="Calibri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08cm"/>
        </style:list-level-properties>
        <style:text-properties style:font-name="Calibri3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78cm"/>
        </style:list-level-properties>
        <style:text-properties style:font-name="Calibri3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48cm"/>
        </style:list-level-properties>
        <style:text-properties style:font-name="Calibri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18cm"/>
        </style:list-level-properties>
        <style:text-properties style:font-name="Calibri3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88cm"/>
        </style:list-level-properties>
        <style:text-properties style:font-name="Calibri3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58cm"/>
        </style:list-level-properties>
        <style:text-properties style:font-name="Calibri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28cm"/>
        </style:list-level-properties>
        <style:text-properties style:font-name="Calibri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.005cm" style:contextual-spacing="false" fo:text-indent="-0.026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10pt" fo:language="fr" fo:country="FR" style:font-size-asian="10pt"/>
    </style:style>
    <style:style style:name="MT2" style:family="text">
      <style:text-properties fo:font-size="10pt" fo:font-weight="bold" style:font-size-asian="10pt" style:font-weight-asian="bold" style:font-weight-complex="bold"/>
    </style:style>
    <style:style style:name="MT3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397cm" style:writing-mode="lr-tb" style:layout-grid-color="#c0c0c0" style:layout-grid-lines="266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.101cm" fo:margin-right="0.101cm" fo:margin-bottom="0.3cm" fo:background-color="transparent" style:dynamic-spacing="true" draw:fill="none" draw:fill-color="#729fcf"/>
      </style:header-style>
      <style:footer-style>
        <style:header-footer-properties fo:min-height="0.446cm" fo:margin-left="0cm" fo:margin-right="0cm" fo:margin-top="0.34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cédure de qualification : 88600/1/2/3 Informaticienne CFC/Informaticien CFC (Ordonnance 2014)</text:p>
        <text:p text:style-name="MP1">Formulaire d’évaluation Candidat/-e: ______________</text:p>
      </style:header>
      <style:footer>
        <text:p text:style-name="MP2"><text:span text:style-name="MT1">Page </text:span><text:span text:style-name="MT2"><text:page-number style:num-format="1" text:select-page="current">6</text:page-number></text:span><text:span text:style-name="MT1"><text:s/>sur </text:span><text:span text:style-name="MT2"><text:page-count style:num-format="1">6</text:page-count></text:span><text:span text:style-name="MT3"><text:tab/></text:span>Version 0.9 </text:p>
        <text:p text:style-name="MP2" loext:marker-style-name="MT3"><text:tab/><text:tab/>© I-CQ VD 2017/18 <text:span text:style-name="MT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1</meta:editing-cycles>
    <meta:creation-date>2024-03-19T18:14:56.936000000</meta:creation-date>
    <dc:date>2024-04-06T21:09:14.107000000</dc:date>
    <meta:editing-duration>PT2H41M58S</meta:editing-duration>
    <meta:generator>LibreOffice/24.2.1.2$Windows_X86_64 LibreOffice_project/db4def46b0453cc22e2d0305797cf981b68ef5ac</meta:generator>
    <meta:print-date>2024-04-06T21:05:09.123000000</meta:print-date>
    <meta:printed-by>Fichiers PDF</meta:printed-by>
    <meta:document-statistic meta:table-count="8" meta:image-count="0" meta:object-count="0" meta:page-count="6" meta:paragraph-count="367" meta:word-count="742" meta:character-count="4617" meta:non-whitespace-character-count="3926"/>
    <meta:user-defined meta:name="AppVersion">16.0000</meta:user-defined>
    <meta:template xlink:type="simple" xlink:actuate="onRequest" xlink:title="mEval.dotx" xlink:href=""/>
  </office:meta>
</office:document-meta>
</file>